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4" style:family="table-column">
      <style:table-column-properties fo:break-before="auto" style:column-width="79.34mm"/>
    </style:style>
    <style:style style:name="co55" style:family="table-column">
      <style:table-column-properties fo:break-before="auto" style:column-width="161.45mm"/>
    </style:style>
    <style:style style:name="co56" style:family="table-column">
      <style:table-column-properties fo:break-before="auto" style:column-width="47.27mm"/>
    </style:style>
    <style:style style:name="co57" style:family="table-column">
      <style:table-column-properties fo:break-before="auto" style:column-width="80.43mm"/>
    </style:style>
    <style:style style:name="co43" style:family="table-column">
      <style:table-column-properties fo:break-before="auto" style:column-width="145.96mm"/>
    </style:style>
    <style:style style:name="co58" style:family="table-column">
      <style:table-column-properties fo:break-before="auto" style:column-width="46.99mm"/>
    </style:style>
    <style:style style:name="co59" style:family="table-column">
      <style:table-column-properties fo:break-before="auto" style:column-width="70.22mm"/>
    </style:style>
    <style:style style:name="co60" style:family="table-column">
      <style:table-column-properties fo:break-before="auto" style:column-width="169.46mm"/>
    </style:style>
    <style:style style:name="co61" style:family="table-column">
      <style:table-column-properties fo:break-before="auto" style:column-width="42.3mm"/>
    </style:style>
    <style:style style:name="co62" style:family="table-column">
      <style:table-column-properties fo:break-before="auto" style:column-width="58.33mm"/>
    </style:style>
    <style:style style:name="co63" style:family="table-column">
      <style:table-column-properties fo:break-before="auto" style:column-width="154.53mm"/>
    </style:style>
    <style:style style:name="co53" style:family="table-column">
      <style:table-column-properties fo:break-before="auto" style:column-width="56.94mm"/>
    </style:style>
    <style:style style:name="co64" style:family="table-column">
      <style:table-column-properties fo:break-before="auto" style:column-width="58.88mm"/>
    </style:style>
    <style:style style:name="co65" style:family="table-column">
      <style:table-column-properties fo:break-before="auto" style:column-width="158.4mm"/>
    </style:style>
    <style:style style:name="co66" style:family="table-column">
      <style:table-column-properties fo:break-before="auto" style:column-width="49.19mm"/>
    </style:style>
    <style:style style:name="co67" style:family="table-column">
      <style:table-column-properties fo:break-before="auto" style:column-width="54.73mm"/>
    </style:style>
    <style:style style:name="co68" style:family="table-column">
      <style:table-column-properties fo:break-before="auto" style:column-width="158.68mm"/>
    </style:style>
    <style:style style:name="co69" style:family="table-column">
      <style:table-column-properties fo:break-before="auto" style:column-width="55.56mm"/>
    </style:style>
    <style:style style:name="co70" style:family="table-column">
      <style:table-column-properties fo:break-before="auto" style:column-width="62.48mm"/>
    </style:style>
    <style:style style:name="co71" style:family="table-column">
      <style:table-column-properties fo:break-before="auto" style:column-width="163.11mm"/>
    </style:style>
    <style:style style:name="co72" style:family="table-column">
      <style:table-column-properties fo:break-before="auto" style:column-width="58.6mm"/>
    </style:style>
    <style:style style:name="co73" style:family="table-column">
      <style:table-column-properties fo:break-before="auto" style:column-width="59.71mm"/>
    </style:style>
    <style:style style:name="co74" style:family="table-column">
      <style:table-column-properties fo:break-before="auto" style:column-width="179.97mm"/>
    </style:style>
    <style:style style:name="co75" style:family="table-column">
      <style:table-column-properties fo:break-before="auto" style:column-width="43.67mm"/>
    </style:style>
    <style:style style:name="co76" style:family="table-column">
      <style:table-column-properties fo:break-before="auto" style:column-width="52.79mm"/>
    </style:style>
    <style:style style:name="co77" style:family="table-column">
      <style:table-column-properties fo:break-before="auto" style:column-width="168.63mm"/>
    </style:style>
    <style:style style:name="co78" style:family="table-column">
      <style:table-column-properties fo:break-before="auto" style:column-width="56.11mm"/>
    </style:style>
    <style:style style:name="co81" style:family="table-column">
      <style:table-column-properties fo:break-before="auto" style:column-width="164.2mm"/>
    </style:style>
    <style:style style:name="co82" style:family="table-column">
      <style:table-column-properties fo:break-before="auto" style:column-width="181.35mm"/>
    </style:style>
    <style:style style:name="co83" style:family="table-column">
      <style:table-column-properties fo:break-before="auto" style:column-width="53.9mm"/>
    </style:style>
    <style:style style:name="co84" style:family="table-column">
      <style:table-column-properties fo:break-before="auto" style:column-width="54.45mm"/>
    </style:style>
    <style:style style:name="co85" style:family="table-column">
      <style:table-column-properties fo:break-before="auto" style:column-width="132.96mm"/>
    </style:style>
    <style:style style:name="co86" style:family="table-column">
      <style:table-column-properties fo:break-before="auto" style:column-width="50.31mm"/>
    </style:style>
    <style:style style:name="co90" style:family="table-column">
      <style:table-column-properties fo:break-before="auto" style:column-width="123.3mm"/>
    </style:style>
    <style:style style:name="co91" style:family="table-column">
      <style:table-column-properties fo:break-before="auto" style:column-width="61.65mm"/>
    </style:style>
    <style:style style:name="co92" style:family="table-column">
      <style:table-column-properties fo:break-before="auto" style:column-width="52.25mm"/>
    </style:style>
    <style:style style:name="co93" style:family="table-column">
      <style:table-column-properties fo:break-before="auto" style:column-width="148.45mm"/>
    </style:style>
    <style:style style:name="co94" style:family="table-column">
      <style:table-column-properties fo:break-before="auto" style:column-width="146.24mm"/>
    </style:style>
    <style:style style:name="co95" style:family="table-column">
      <style:table-column-properties fo:break-before="auto" style:column-width="58.05mm"/>
    </style:style>
    <style:style style:name="co96" style:family="table-column">
      <style:table-column-properties fo:break-before="auto" style:column-width="63.85mm"/>
    </style:style>
    <style:style style:name="co97" style:family="table-column">
      <style:table-column-properties fo:break-before="auto" style:column-width="142.1mm"/>
    </style:style>
    <style:style style:name="co98" style:family="table-column">
      <style:table-column-properties fo:break-before="auto" style:column-width="51.42mm"/>
    </style:style>
    <style:style style:name="co99" style:family="table-column">
      <style:table-column-properties fo:break-before="auto" style:column-width="50.85mm"/>
    </style:style>
    <style:style style:name="co100" style:family="table-column">
      <style:table-column-properties fo:break-before="auto" style:column-width="45.05mm"/>
    </style:style>
    <style:style style:name="co101" style:family="table-column">
      <style:table-column-properties fo:break-before="auto" style:column-width="64.14mm"/>
    </style:style>
    <style:style style:name="co102" style:family="table-column">
      <style:table-column-properties fo:break-before="auto" style:column-width="123.58mm"/>
    </style:style>
    <style:style style:name="co103" style:family="table-column">
      <style:table-column-properties fo:break-before="auto" style:column-width="47.82mm"/>
    </style:style>
    <style:style style:name="co117" style:family="table-column">
      <style:table-column-properties fo:break-before="auto" style:column-width="52.51mm"/>
    </style:style>
    <style:style style:name="co118" style:family="table-column">
      <style:table-column-properties fo:break-before="auto" style:column-width="126.33mm"/>
    </style:style>
    <style:style style:name="co119" style:family="table-column">
      <style:table-column-properties fo:break-before="auto" style:column-width="45.61mm"/>
    </style:style>
    <style:style style:name="co120" style:family="table-column">
      <style:table-column-properties fo:break-before="auto" style:column-width="62.74mm"/>
    </style:style>
    <style:style style:name="co121" style:family="table-column">
      <style:table-column-properties fo:break-before="auto" style:column-width="144.85mm"/>
    </style:style>
    <style:style style:name="co122" style:family="table-column">
      <style:table-column-properties fo:break-before="auto" style:column-width="49.48mm"/>
    </style:style>
    <style:style style:name="co123" style:family="table-column">
      <style:table-column-properties fo:break-before="auto" style:column-width="59.16mm"/>
    </style:style>
    <style:style style:name="co124" style:family="table-column">
      <style:table-column-properties fo:break-before="auto" style:column-width="144.3mm"/>
    </style:style>
    <style:style style:name="co125" style:family="table-column">
      <style:table-column-properties fo:break-before="auto" style:column-width="39.25mm"/>
    </style:style>
    <style:style style:name="co126" style:family="table-column">
      <style:table-column-properties fo:break-before="auto" style:column-width="125.24mm"/>
    </style:style>
    <style:style style:name="co127" style:family="table-column">
      <style:table-column-properties fo:break-before="auto" style:column-width="40.08mm"/>
    </style:style>
    <style:style style:name="co128" style:family="table-column">
      <style:table-column-properties fo:break-before="auto" style:column-width="56.39mm"/>
    </style:style>
    <style:style style:name="co129" style:family="table-column">
      <style:table-column-properties fo:break-before="auto" style:column-width="128.55mm"/>
    </style:style>
    <style:style style:name="co130" style:family="table-column">
      <style:table-column-properties fo:break-before="auto" style:column-width="43.39mm"/>
    </style:style>
    <style:style style:name="co89" style:family="table-column">
      <style:table-column-properties fo:break-before="auto" style:column-width="54.17mm"/>
    </style:style>
    <style:style style:name="co133" style:family="table-column">
      <style:table-column-properties fo:break-before="auto" style:column-width="149mm"/>
    </style:style>
    <style:style style:name="co42" style:family="table-column">
      <style:table-column-properties fo:break-before="auto" style:column-width="68.28mm"/>
    </style:style>
    <style:style style:name="co44" style:family="table-column">
      <style:table-column-properties fo:break-before="auto" style:column-width="29.3mm"/>
    </style:style>
    <style:style style:name="co45" style:family="table-column">
      <style:table-column-properties fo:break-before="auto" style:column-width="27.08mm"/>
    </style:style>
    <style:style style:name="co49" style:family="table-column">
      <style:table-column-properties fo:break-before="auto" style:column-width="36.48mm"/>
    </style:style>
    <style:style style:name="co4" style:family="table-column">
      <style:table-column-properties fo:break-before="auto" style:column-width="22.58mm"/>
    </style:style>
    <style:style style:name="co50" style:family="table-column">
      <style:table-column-properties fo:break-before="auto" style:column-width="36.76mm"/>
    </style:style>
    <style:style style:name="co131" style:family="table-column">
      <style:table-column-properties fo:break-before="auto" style:column-width="69.11mm"/>
    </style:style>
    <style:style style:name="co132" style:family="table-column">
      <style:table-column-properties fo:break-before="auto" style:column-width="165.88mm"/>
    </style:style>
    <style:style style:name="co134" style:family="table-column">
      <style:table-column-properties fo:break-before="auto" style:column-width="53.34mm"/>
    </style:style>
    <style:style style:name="co135" style:family="table-column">
      <style:table-column-properties fo:break-before="auto" style:column-width="130.21mm"/>
    </style:style>
    <style:style style:name="co136" style:family="table-column">
      <style:table-column-properties fo:break-before="auto" style:column-width="57.5mm"/>
    </style:style>
    <style:style style:name="co137" style:family="table-column">
      <style:table-column-properties fo:break-before="auto" style:column-width="125.5mm"/>
    </style:style>
    <style:style style:name="co138" style:family="table-column">
      <style:table-column-properties fo:break-before="auto" style:column-width="127.16mm"/>
    </style:style>
    <style:style style:name="co139" style:family="table-column">
      <style:table-column-properties fo:break-before="auto" style:column-width="59.99mm"/>
    </style:style>
    <style:style style:name="co140" style:family="table-column">
      <style:table-column-properties fo:break-before="auto" style:column-width="127.44mm"/>
    </style:style>
    <style:style style:name="co141" style:family="table-column">
      <style:table-column-properties fo:break-before="auto" style:column-width="43.13mm"/>
    </style:style>
    <style:style style:name="co142" style:family="table-column">
      <style:table-column-properties fo:break-before="auto" style:column-width="151.5mm"/>
    </style:style>
    <style:style style:name="co143" style:family="table-column">
      <style:table-column-properties fo:break-before="auto" style:column-width="41.19mm"/>
    </style:style>
    <style:style style:name="co144" style:family="table-column">
      <style:table-column-properties fo:break-before="auto" style:column-width="124.41mm"/>
    </style:style>
    <style:style style:name="co145" style:family="table-column">
      <style:table-column-properties fo:break-before="auto" style:column-width="48.1mm"/>
    </style:style>
    <style:style style:name="co146" style:family="table-column">
      <style:table-column-properties fo:break-before="auto" style:column-width="125.57mm"/>
    </style:style>
    <style:style style:name="co147" style:family="table-column">
      <style:table-column-properties fo:break-before="auto" style:column-width="30.67mm"/>
    </style:style>
    <style:style style:name="co148" style:family="table-column">
      <style:table-column-properties fo:break-before="auto" style:column-width="138.5mm"/>
    </style:style>
    <style:style style:name="co149" style:family="table-column">
      <style:table-column-properties fo:break-before="auto" style:column-width="51.96mm"/>
    </style:style>
    <style:style style:name="co150" style:family="table-column">
      <style:table-column-properties fo:break-before="auto" style:column-width="143.76mm"/>
    </style:style>
    <style:style style:name="co151" style:family="table-column">
      <style:table-column-properties fo:break-before="auto" style:column-width="45.33mm"/>
    </style:style>
    <style:style style:name="co152" style:family="table-column">
      <style:table-column-properties fo:break-before="auto" style:column-width="127.72mm"/>
    </style:style>
    <style:style style:name="co153" style:family="table-column">
      <style:table-column-properties fo:break-before="auto" style:column-width="42.8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4" style:family="table-cell" style:parent-style-name="Default" style:data-style-name="N37">
      <style:text-properties style:text-position=""/>
    </style:style>
    <style:style style:name="ce6" style:family="table-cell" style:parent-style-name="Default" style:data-style-name="N37">
      <style:text-properties style:text-position=""/>
    </style:style>
    <style:style style:name="ce7" style:family="table-cell" style:parent-style-name="Default" style:data-style-name="N0">
      <style:text-properties style:text-position=""/>
    </style:style>
    <style:style style:name="ce10" style:family="table-cell" style:parent-style-name="Default" style:data-style-name="N37">
      <style:text-properties style:text-position=""/>
    </style:style>
    <style:style style:name="ce1" style:family="table-cell" style:parent-style-name="Default" style:data-style-name="N37">
      <style:text-properties style:text-position=""/>
    </style:style>
    <style:style style:name="ce2" style:family="table-cell" style:parent-style-name="Default" style:data-style-name="N11">
      <style:text-properties style:text-position=""/>
    </style:style>
    <style:style style:name="ce3" style:family="table-cell" style:parent-style-name="Default" style:data-style-name="N0">
      <style:text-properties style:text-position=""/>
    </style:style>
    <style:style style:name="ce12" style:family="table-cell" style:parent-style-name="Default" style:data-style-name="N37"/>
    <style:style style:name="ce13" style:family="table-cell" style:parent-style-name="Default" style:data-style-name="N0"/>
    <style:style style:name="ce14" style:family="table-cell" style:parent-style-name="Default" style:data-style-name="N11"/>
  </office:automatic-styles>
  <office:body>
    <office:spreadsheet>
      <table:calculation-settings table:automatic-find-labels="false"/>
      <table:table table:name="Sheet1" table:style-name="ta1">
        <table:table-column table:style-name="co131" table:default-cell-style-name="Default"/>
        <table:table-column table:style-name="co132" table:default-cell-style-name="Default"/>
        <table:table-column table:style-name="co53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{ name: “Carlow-Kilkenny”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office:value-type="string" calcext:value-type="string">
            <text:p>“5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5.9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107023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505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70009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1669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John Paul Phelan”, gender: “Male”, party: “FG”, status: “elected”, con: “Carlow-Kilkenny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hn McGuinness”, gender: “Male”, party: “FF”, status: “elected”,con: “Carlow-Kilkenny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Kathleen Funchion”, gender: “Female”, party: “SF”, status: “elected”, con: “Carlow-Kilkenny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Bobby Aylward”, gender: “Male”, party: “FF”, status: “elected”, con: “Carlow-Kilkenny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t Deering”, gender: “Male”, party: “FG”, status: “elected”, con: “Carlow-Kilkenny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ennifer Murnane O'Connor”, gender: “Female”, party: “FF”, status: “excluded”, con: “Carlow-Kilkenny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avid Fitzgerald”, gender: “Male”, party: “FG”, status: “excluded”,con: “Carlow-Kilkenny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nn Phelan”, gender: “Female”, party: “LAB”, status: “excluded”, con: “Carlow-Kilkenny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lcolm Noonan”, gender: “Male”, party: “GP”, status: “excluded”, con: “Carlow-Kilkenny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trick McKee”, gender: “Male”, party: “RN”, status: “excluded”, con: “Carlow-Kilkenny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drienne Wallace”, gender: “Male”, party: “AAA-PBP”, status: “excluded”, con: “Carlow-Kilkenny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onor MacLiam”, gender: “Male”, party: “AAA-PBP”, status: “excluded”, con: “Carlow-Kilkenny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ddy Manning”, gender: “Male”, party: “IND”, status: “excluded”, con: “Carlow-Kilkenny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Keith Gilligan”, gender: “Male”, party: “IND”, status: “excluded”, con: “Carlow-Kilkenny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oel G Walsh”, gender: “Male”, party: “IND”, status: “excluded”, con: “Carlow-Kilkenny”</text:p>
          </table:table-cell>
          <table:table-cell office:value-type="string" calcext:value-type="string">
            <text:p>});</text:p>
          </table:table-cell>
        </table:table-row>
      </table:table>
      <table:table table:name="Sheet2" table:style-name="ta1"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{ name: “Cavan-Monaghan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4" office:value-type="string" calcext:value-type="string">
            <text:p>“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6.5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90618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598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59650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1931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Caoimhghín Ó Caoláin”, gender: “Female”, party: “SF”, status: “elected”, con: “Cavan-Monaghan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Heather Humphreys”, gender: “Female”, party: “FG”, status: “elected”, con: “Cavan-Monaghan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Brendan Smith”, gender: “Male”, party: “FF”, status: “elected”, con: “Cavan-Monaghan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iamh Smyth”, gender: “Female”, party: “FF”, status: “elected”, con: “Cavan-Monaghan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e O'Reilly”, gender: “Male”, party: “FG”, status: “excluded”, con: “Cavan-Monaghan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Kathryn Reilly”, gender: “Female”, party: “SF”, status: “excluded”, con: “Cavan-Monaghan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ke Durkan”, gender: “Male”, party: “FF”, status: “excluded”, con: “Cavan-Monaghan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ry Smyth”, gender: “Female”, party: “IND”, status: “excluded”, con: “Cavan-Monaghan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ean Conlan”, gender: “Male”, party: “IND”, status: “excluded”, con: “Cavan-Monaghan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eál Callaghan”, gender: “Male”, party: “GP”, status: “excluded”, con: “Cavan-Monaghan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hn Wilson”, gender: “Male”, party: “IND”, status: “excluded”, con: “Cavan-Monaghan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ael McDermott”, gender: “Male”, party: “DDI”, status: “excluded”, con: “Cavan-Monaghan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oife O'Connell”, gender: “Female”, party: “DDI”, status: “excluded”, con: “Cavan-Monaghan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Emmett Smith”, gender: “Male”, party: “IND”, status: “excluded”, con: “Cavan-Monaghan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ames Mee”, gender: “Male”, party: “IND”, status: “excluded” , con: “Cavan-Monaghan”</text:p>
          </table:table-cell>
          <table:table-cell office:value-type="string" calcext:value-type="string">
            <text:p>});</text:p>
          </table:table-cell>
        </table:table-row>
      </table:table>
      <table:table table:name="Sheet3" table:style-name="ta1">
        <table:table-column table:style-name="co57" table:default-cell-style-name="Default"/>
        <table:table-column table:style-name="co43" table:default-cell-style-name="Default"/>
        <table:table-column table:style-name="co58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{ name: “Clare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4" office:value-type="string" calcext:value-type="string">
            <text:p>“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8.6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83660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407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57000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1401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Timmy Dooley”, gender: “Male”, party: “FF”, status: “elect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r Michael Harty”, gender: “Male”, party: “IND”, status: “elect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t Breen”, gender: “Male”, party: “FG”, status: “elect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e Carey”, gender: “Male”, party: “FG”, status: “elect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ael McDonagh”, gender: “Male”, party: “FF”, status: “exclud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ael McNamara”, gender: “Male”, party: “LAB”, status: “exclud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oeleen Moran”, gender: “Female”, party: “SF”, status: “exclud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nn Norton”, gender: “Female”, party: “IND”, status: “exclud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lare Colleran-Molloy”, gender: “Female”, party: “FF”, status: “exclud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Fergal Smith”, gender: “Male”, party: “GP”, status: “exclud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ry Howard”, gender: “Female”, party: “FG”, status: “exclud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Ian Lynch”, gender: “Male”, party: “IND”, status: “exclud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iamh O'Brien”, gender: “Female”, party: “FN”, status: “exclud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Richard Cahill”, gender: “Male”, party: ”IND”, status: “exclud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ndré Sibo Hakizimana”, gender: “Male”, party: “IND”, status: “exclud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ermot Mulqueen”, gender: “Male”, party: “IND”, status: “excluded” , con: “Clare”</text:p>
          </table:table-cell>
          <table:table-cell office:value-type="string" calcext:value-type="string">
            <text:p>});</text:p>
          </table:table-cell>
        </table:table-row>
      </table:table>
      <table:table table:name="Sheet4" table:style-name="ta1">
        <table:table-column table:style-name="co59" table:default-cell-style-name="Default"/>
        <table:table-column table:style-name="co60" table:default-cell-style-name="Default"/>
        <table:table-column table:style-name="co61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{ name: “Cork East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4" office:value-type="string" calcext:value-type="string">
            <text:p>“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83236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445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52806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0562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Sean Sherlock”, gender: “Male”, party: “LAB”, status: “elected”, con: “Cork Ea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avid Stanton”, gender: “Male”, party: “FG”, status: “elected”, con: “Cork Ea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Kevin O'Keeffe”, gender: “Male”, party: “FF”, status: “elected”, con: “Cork Ea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t Buckley”, gender: “Male”, party: “SF”, status: “elected”, con: “Cork Ea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Barbara Ahern”, gender: “Female”, party: “FF”, status: “excluded”, con: “Cork Ea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oel McCarthy”, gender: “Male”, party: “FG“, status: “excluded”, con: “Cork Ea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ul Bradford”, gender: “Male”, party: “RN”, status: “excluded”, con: “Cork Ea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ry Linehan Foley”, gender: “Female”, party: “IND”, status: “excluded”, con: “Cork Ea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om Barry”, gender: “Male”, party: “FG“, status: “excluded”, con: “Cork Ea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iara Leonardi Roche”, gender: “Female”, party: “AAA-PBP”, status: “excluded”, con: “Cork Ea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Kieran McCarthy”, gender: “Male”, party: “IND”, status: “excluded”, con: “Cork Ea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Ken Curtin”, gender: “Male”, party: “SD”, status: “excluded”, con: “Cork Ea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atasha Harty”, gender: “Female”, party: “GP”, status: “excluded”, con: “Cork Ea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ddy Bullman”, gender: “Male”, party: “IND”, status: “excluded”, con: “Cork Ea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Ross Cannon”, gender: “Male”, party: “IND”, status: “excluded” , con: “Cork East”</text:p>
          </table:table-cell>
          <table:table-cell office:value-type="string" calcext:value-type="string">
            <text:p>});</text:p>
          </table:table-cell>
        </table:table-row>
      </table:table>
      <table:table table:name="Sheet5" table:style-name="ta1">
        <table:table-column table:style-name="co62" table:default-cell-style-name="Default"/>
        <table:table-column table:style-name="co63" table:default-cell-style-name="Default"/>
        <table:table-column table:style-name="co53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{ name: “Cork North-Central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4" office:value-type="string" calcext:value-type="string">
            <text:p>“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3.3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81609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516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5117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0235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Billy Kelleher”, gender: “Male”, party: “FF”, status: “elected”, con: “Cork Nor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nathan O'Brien”, gender: “Male”, party: “SF”, status: “elected”, con: “Cork Nor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k Barry”, gender: “Male”, party: “AAA-PBP”, status: “elected”, con: “Cork Nor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ara Murphy”, gender: “Male”, party: “FG”, status: “elected”, con: “Cork Nor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Kathleen Lynch”, gender: “Female”, party: “LAB”, status: “excluded”, con: “Cork Nor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ulie O'Leary”, gender: “Female”, party: “FG”, status: “excluded”, con: “Cork Nor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homas Gould”, gender: “Male”, party: “SF”, status: “excluded”, con: “Cork Nor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Oliver Moran”, gender: “Male”, party: “GP”, status: “excluded”, con: “Cork Nor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ed Tynan”, gender: “Male”, party: “WP”, status: “excluded”, con: “Cork Nor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ddy O'Leary”, gender: “Male”, party: “RN”, status: “excluded”, con: “Cork Nor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Ger Keohane”, gender: “Male”, party: “IND”, status: “excluded”, con: “Cork Nor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homas Kiely”, gender: “Male”, party: “IND”, status: “excluded”, con: “Cork Nor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k Murphy”, gender: “Male”, party: “IND”, status: “excluded”, con: “Cork Nor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eter O'Loughlin”, gender: “Male”, party: “IND”, status: “excluded”, con: “Cork North-Central”</text:p>
          </table:table-cell>
          <table:table-cell office:value-type="string" calcext:value-type="string">
            <text:p>});</text:p>
          </table:table-cell>
        </table:table-row>
      </table:table>
      <table:table table:name="Sheet6" table:style-name="ta1">
        <table:table-column table:style-name="co64" table:default-cell-style-name="Default"/>
        <table:table-column table:style-name="co65" table:default-cell-style-name="Default"/>
        <table:table-column table:style-name="co66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{ name: “Cork North-West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4" office:value-type="string" calcext:value-type="string">
            <text:p>“3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70.1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67589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395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46958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1740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Michael Creed”, gender: “Male”, party: “FG”, status: “elected”, con: “Cork North-We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indrias Moynihan”, gender: “Male”, party: “FF”, status: “elected”, con: “Cork North-We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ael Moynihan”, gender: “Male”, party: “FF”, status: “elected”, con: “Cork North-We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hn Paul O'Shea”, gender: “Male”, party: “IND”, status: “excluded”, con: “Cork North-We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Áine Collins”, gender: “Female”, party: “FG”, status: “excluded”, con: “Cork North-We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igel Dennehy”, gender: “Male”, party: “SF”, status: “excluded”, con: “Cork North-We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iarmuid O'Flynn”, gender: “Male”, party: “IA”, status: “excluded”, con: “Cork North-We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ason Fitzgerald”, gender: “Male”, party: “RN”, status: “excluded”, con: “Cork North-We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teven O'Riordan”, gender: “Male”, party: “IND”, status: “excluded”, con: “Cork North-We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ormac Manning”, gender: “Male”, party: “GP“, status: “excluded”, con: “Cork North-We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erry O'Sullivan”, gender: “Male”, party: “IND”, status: “excluded”, con: “Cork North-We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hirley Griffin”, gender: “Female”, party: “IND”, status: “excluded”, con: “Cork North-We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ael O'Donnell”, gender: “Male”, party: “CPI”, status: “excluded”, con: “Cork North-West”</text:p>
          </table:table-cell>
          <table:table-cell office:value-type="string" calcext:value-type="string">
            <text:p>});</text:p>
          </table:table-cell>
        </table:table-row>
      </table:table>
      <table:table table:name="Sheet7" table:style-name="ta1">
        <table:table-column table:style-name="co67" table:default-cell-style-name="Default"/>
        <table:table-column table:style-name="co68" table:default-cell-style-name="Default"/>
        <table:table-column table:style-name="co69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{ name: “Cork South-Central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4" office:value-type="string" calcext:value-type="string">
            <text:p>“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6.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84482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40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55682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1137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Michael McGrath”, gender: “Male”, party: “FF”, status: “elected”, con: “Cork Sou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eál Martin”, gender: “Male”, party: “FF”, status: “elected”, con: “Cork Sou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onnchadh Ó Laoghaire”, gender: “Male”, party: “SF”, status: “elected”, con: “Cork Sou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imon Coveney”, gender: “Male”, party: “FG”, status: “elected”, con: “Cork Sou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erry Buttimer”, gender: “Male”, party: “FG”, status: “excluded”, con: “Cork Sou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k Finn”, gender: “Male”, party: “IA”, status: “excluded”, con: “Cork Sou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Lorna Bogue”, gender: “Female”, party: “GP”, status: “excluded”, con: “Cork Sou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iarán Lynch”, gender: “Male”, party: “LAB”, status: “excluded”, con: “Cork Sou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Fiona Ryan”, gender: “Female”, party: “AAA-PBP”, status: “excluded”, con: “Cork Sou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iarmaid Ó Cadhla”, gender: “Male”, party: “IND”, status: “excluded”, con: “Cork Sou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iaran Kenneally”, gender: “Male”, party: “RN”, status: “excluded”, con: “Cork Sou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im O'Connell”, gender: “Male”, party: “AAA-PBP”, status: “excluded”, con: “Cork Sou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e Harris”, gender: “Male”, party: “IND”, status: “excluded”, con: “Cork Sou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Elizabeth Hourihane”, gender: “Female”, party: “IND”, status: “excluded”, con: “Cork Sou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ael Mohally”, gender: “Male”, party: “IND”, status: “excluded”, con: “Cork South-Central” </text:p>
          </table:table-cell>
          <table:table-cell office:value-type="string" calcext:value-type="string">
            <text:p>});</text:p>
          </table:table-cell>
        </table:table-row>
      </table:table>
      <table:table table:name="Sheet8" table:style-name="ta1">
        <table:table-column table:style-name="co70" table:default-cell-style-name="Default"/>
        <table:table-column table:style-name="co71" table:default-cell-style-name="Default"/>
        <table:table-column table:style-name="co72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{ name: “Cork South-West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4" office:value-type="string" calcext:value-type="string">
            <text:p>“3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8.6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63583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331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43258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0815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Margaret Murphy-O'Mahony”, gender: “Female”, party: “FF”, status: “elected”</text:p>
          </table:table-cell>
          <table:table-cell office:value-type="string" calcext:value-type="string">
            <text:p>, con: “Cork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ael Collins”, gender: “Male”, party: “IND”, status: “elected”</text:p>
          </table:table-cell>
          <table:table-cell office:value-type="string" calcext:value-type="string">
            <text:p>, con: “Cork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im Daly”, gender: “Male”, party: “FG”, status: “elected”</text:p>
          </table:table-cell>
          <table:table-cell office:value-type="string" calcext:value-type="string">
            <text:p>, con: “Cork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oel Harrington”, gender: “Male”, party: “FG”, status: “excluded”</text:p>
          </table:table-cell>
          <table:table-cell office:value-type="string" calcext:value-type="string">
            <text:p>, con: “Cork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lan Coleman”, gender: “Male”, party: “IND”, status: “excluded”</text:p>
          </table:table-cell>
          <table:table-cell office:value-type="string" calcext:value-type="string">
            <text:p>, con: “Cork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Rachel McCarthy”, gender: “Female”, party: “SF”, status: “excluded”</text:p>
          </table:table-cell>
          <table:table-cell office:value-type="string" calcext:value-type="string">
            <text:p>, con: “Cork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ael McCarthy”, gender: “Male”, party: “LAB”, status: “excluded”</text:p>
          </table:table-cell>
          <table:table-cell office:value-type="string" calcext:value-type="string">
            <text:p>, con: “Cork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hnny O'Mahony”, gender: “Male”, party: “GP”, status: “excluded”</text:p>
          </table:table-cell>
          <table:table-cell office:value-type="string" calcext:value-type="string">
            <text:p>, con: “Cork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Gillian Powell”, gender: “Female”, party: “IND”, status: “excluded”</text:p>
          </table:table-cell>
          <table:table-cell office:value-type="string" calcext:value-type="string">
            <text:p>, con: “Cork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heresa Heaney”, gender: “Female”, party: “CD”, status: “excluded”</text:p>
          </table:table-cell>
          <table:table-cell office:value-type="string" calcext:value-type="string">
            <text:p>, con: “Cork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Fiona Pettit O'Leary”, gender: “Female”, party: “IND”, status: “excluded”</text:p>
          </table:table-cell>
          <table:table-cell office:value-type="string" calcext:value-type="string">
            <text:p>, con: “Cork South-West” });</text:p>
          </table:table-cell>
        </table:table-row>
      </table:table>
      <table:table table:name="Sheet9" table:style-name="ta1">
        <table:table-column table:style-name="co73" table:default-cell-style-name="Default"/>
        <table:table-column table:style-name="co74" table:default-cell-style-name="Default"/>
        <table:table-column table:style-name="co75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{ name: “Donegal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4" office:value-type="string" calcext:value-type="string">
            <text:p>“5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2.8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117675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65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73303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2218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Pearse Doherty”, gender: “Male”, party: “SF”, status: “elected”</text:p>
          </table:table-cell>
          <table:table-cell office:value-type="string" calcext:value-type="string">
            <text:p>, con: “Done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t the Cope Gallagher”, gender: “Male”, party: “FF”, status: “elected”</text:p>
          </table:table-cell>
          <table:table-cell office:value-type="string" calcext:value-type="string">
            <text:p>, con: “Done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harlie McConalogue”, gender: “Male”, party: “FF”, status: “elected”</text:p>
          </table:table-cell>
          <table:table-cell office:value-type="string" calcext:value-type="string">
            <text:p>, con: “Done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e McHugh”, gender: “Male”, party: “FG”, status: “elected”</text:p>
          </table:table-cell>
          <table:table-cell office:value-type="string" calcext:value-type="string">
            <text:p>, con: “Done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homas Pringle”, gender: “Male”, party: “IND”, status: “elected”</text:p>
          </table:table-cell>
          <table:table-cell office:value-type="string" calcext:value-type="string">
            <text:p>, con: “Done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ádraig MacLochlainn”, gender: “Male”, party: “SF”, status: “excluded”</text:p>
          </table:table-cell>
          <table:table-cell office:value-type="string" calcext:value-type="string">
            <text:p>, con: “Done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im Jackson”, gender: “Male”, party: “IND”, status: “excluded”</text:p>
          </table:table-cell>
          <table:table-cell office:value-type="string" calcext:value-type="string">
            <text:p>, con: “Done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essie Shiels”, gender: “Male”, party: “IND”, status: “excluded”</text:p>
          </table:table-cell>
          <table:table-cell office:value-type="string" calcext:value-type="string">
            <text:p>, con: “Done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Gary Doherty”, gender: “Male”, party: “SF”, status: “excluded”</text:p>
          </table:table-cell>
          <table:table-cell office:value-type="string" calcext:value-type="string">
            <text:p>, con: “Done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ddy Harte”, gender: “Male”, party: “FG”, status: “excluded”</text:p>
          </table:table-cell>
          <table:table-cell office:value-type="string" calcext:value-type="string">
            <text:p>, con: “Done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iamh Kennedy”, gender: “Female”, party: “IA”, status: “excluded”</text:p>
          </table:table-cell>
          <table:table-cell office:value-type="string" calcext:value-type="string">
            <text:p>, con: “Done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Frank McBrearty Jr”, gender: “Male”, party: “IND”, status: “excluded”</text:p>
          </table:table-cell>
          <table:table-cell office:value-type="string" calcext:value-type="string">
            <text:p>, con: “Done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Ian McGarvey”, gender: “Male”, party: “IND”, status: “excluded”</text:p>
          </table:table-cell>
          <table:table-cell office:value-type="string" calcext:value-type="string">
            <text:p>, con: “Done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ula Flanagan”, gender: “Female”, party: “GP”, status: “excluded”</text:p>
          </table:table-cell>
          <table:table-cell office:value-type="string" calcext:value-type="string">
            <text:p>, con: “Done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ael Mooney”, gender: “Male”, party: “IND”, status: “excluded”</text:p>
          </table:table-cell>
          <table:table-cell office:value-type="string" calcext:value-type="string">
            <text:p>, con: “Done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ordelia Nic Fhearraigh”, gender: “Female”, party: “FN”, status: “excluded”</text:p>
          </table:table-cell>
          <table:table-cell office:value-type="string" calcext:value-type="string">
            <text:p>, con: “Donegal” });</text:p>
          </table:table-cell>
        </table:table-row>
      </table:table>
      <table:table table:name="Sheet10" table:style-name="ta1">
        <table:table-column table:style-name="co76" table:default-cell-style-name="Default"/>
        <table:table-column table:style-name="co77" table:default-cell-style-name="Default"/>
        <table:table-column table:style-name="co78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{ name: “Dublin Bay North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4" office:value-type="string" calcext:value-type="string">
            <text:p>“5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7.9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109516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709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73625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2271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Richard Bruton”, gender: “Male”, party: “FG”, status: “elect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eán Haughey”, gender: “Male”, party: “FF”, status: “elect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ommy Broughan”, gender: “Male”, party: “IND”, status: “elect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enise Mitchell”, gender: “Female”, party: “SF”, status: “elect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Finian McGrath”, gender: “Male”, party: “IA”, status: “elect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odhán Ó Ríordáin”, gender: “Male”, party: “LAB”, status: “exclud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hn Lyons”, gender: “Male”, party: “AAA-PBP”, status: “exclud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veril Power”, gender: “Female”, party: “IND”, status: “exclud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ian O'Callaghan”, gender: “Male”, party: “SD”, status: “exclud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eirdre Heney”, gender: “Female”, party: “FF”, status: “exclud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ícheál MacDonncha”, gender: “Male”, party: “SF”, status: “exclud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erence Flanagan”, gender: “Male”, party: “RN”, status: “exclud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aoise Ó Muiri”, gender: “Male”, party: “FG”, status: “exclud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ael O'Brien”, gender: “Male”, party: “AAA-PBP”, status: “exclud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tephanie Regan”, gender: “Female”, party: “FG”, status: “exclud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amien O'Neill”, gender: “Male”, party: “IND”, status: “exclud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onna Cooney”, gender: “Female”, party: “GP”, status: “exclud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immy Guerin”, gender: “Male”, party: “IND”, status: “exclud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ul Clarke”, gender: “Male”, party: “IND”, status: “exclud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roinsias Ó Conaráin”, gender: “Male”, party: “IND”, status: “excluded” </text:p>
          </table:table-cell>
          <table:table-cell office:value-type="string" calcext:value-type="string">
            <text:p>, con: “Dublin Bay North” });</text:p>
          </table:table-cell>
        </table:table-row>
      </table:table>
      <table:table table:name="Sheet11" table:style-name="ta1">
        <table:table-column table:style-name="co69" table:default-cell-style-name="Default"/>
        <table:table-column table:style-name="co81" table:default-cell-style-name="Default"/>
        <table:table-column table:style-name="co64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<text:s/>{ name: “Dublin Bay South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6" office:value-type="string" calcext:value-type="string">
            <text:p>“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54.8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73066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313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39703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7941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Eamon Ryan”, gender: “Male”, party: “GP”, status: “elected”</text:p>
          </table:table-cell>
          <table:table-cell office:value-type="string" calcext:value-type="string">
            <text:p>, con: “Dublin Bay S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Eoghan Murphy”, gender: “Male”, party: “FG”, status: “elected”</text:p>
          </table:table-cell>
          <table:table-cell office:value-type="string" calcext:value-type="string">
            <text:p>, con: “Dublin Bay S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im O'Callaghan”, gender: “Male”, party: “FF”, status: “elected”</text:p>
          </table:table-cell>
          <table:table-cell office:value-type="string" calcext:value-type="string">
            <text:p>, con: “Dublin Bay S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Kate O'Connell”, gender: “Female”, party: “FG”, status: “elected”</text:p>
          </table:table-cell>
          <table:table-cell office:value-type="string" calcext:value-type="string">
            <text:p>, con: “Dublin Bay S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Kevin Humphreys”, gender: “Male”, party: “LAB“, status: “excluded”</text:p>
          </table:table-cell>
          <table:table-cell office:value-type="string" calcext:value-type="string">
            <text:p>, con: “Dublin Bay S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hris Andrews”, gender: “Male”, party: “SF”, status: “excluded”</text:p>
          </table:table-cell>
          <table:table-cell office:value-type="string" calcext:value-type="string">
            <text:p>, con: “Dublin Bay S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Lucinda Creighton”, gender: “Female”, party: “RN”, status: “excluded”</text:p>
          </table:table-cell>
          <table:table-cell office:value-type="string" calcext:value-type="string">
            <text:p>, con: “Dublin Bay S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Glenna Lynch”, gender: “Female”, party: “SD”, status: “excluded”</text:p>
          </table:table-cell>
          <table:table-cell office:value-type="string" calcext:value-type="string">
            <text:p>, con: “Dublin Bay S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nnette Mooney”, gender: “Female”, party: “AAA-PBP”, status: “excluded”</text:p>
          </table:table-cell>
          <table:table-cell office:value-type="string" calcext:value-type="string">
            <text:p>, con: “Dublin Bay S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nnix Flynn”, gender: “Male”, party: “IND”, status: “excluded”</text:p>
          </table:table-cell>
          <table:table-cell office:value-type="string" calcext:value-type="string">
            <text:p>, con: “Dublin Bay S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lan MacStiofain”, gender: “Male”, party: “IND”, status: “excluded”</text:p>
          </table:table-cell>
          <table:table-cell office:value-type="string" calcext:value-type="string">
            <text:p>, con: “Dublin Bay S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Eoin Tierney”, gender: “Male”, party: “IND”, status: “excluded”</text:p>
          </table:table-cell>
          <table:table-cell office:value-type="string" calcext:value-type="string">
            <text:p>, con: “Dublin Bay S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William DJ Gorman”, gender: “IND”, status: “excluded”</text:p>
          </table:table-cell>
          <table:table-cell office:value-type="string" calcext:value-type="string">
            <text:p>, con: “Dublin Bay S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hn Dominic Keigher”, gender: “Male”, party: “IND”, status: “excluded”</text:p>
          </table:table-cell>
          <table:table-cell office:value-type="string" calcext:value-type="string">
            <text:p>, con: “Dublin Bay South” });</text:p>
          </table:table-cell>
        </table:table-row>
      </table:table>
      <table:table table:name="Sheet12" table:style-name="ta1">
        <table:table-column table:style-name="co69" table:default-cell-style-name="Default"/>
        <table:table-column table:style-name="co82" table:default-cell-style-name="Default"/>
        <table:table-column table:style-name="co83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<text:s/>{ name: “Dublin Central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6" office:value-type="string" calcext:value-type="string">
            <text:p>“3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52.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45747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30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23686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5922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Mary Lou McDonald”, gender: “Female”, party: “SF”, status: “elected”</text:p>
          </table:table-cell>
          <table:table-cell office:value-type="string" calcext:value-type="string">
            <text:p>, con: “Dublin 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schal Donohoe”, gender: “Male”, party: “FG“, status: “elected”</text:p>
          </table:table-cell>
          <table:table-cell office:value-type="string" calcext:value-type="string">
            <text:p>, con: “Dublin 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ureen O'Sullivan”, gender: “Female”, party: “IND”, status: “elected”</text:p>
          </table:table-cell>
          <table:table-cell office:value-type="string" calcext:value-type="string">
            <text:p>, con: “Dublin 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Gary Gannon”, gender: “Male”, party: “SD”, status: “excluded”</text:p>
          </table:table-cell>
          <table:table-cell office:value-type="string" calcext:value-type="string">
            <text:p>, con: “Dublin 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hristy Burke”, gender: “Male”, party: “IND”, status: “excluded”</text:p>
          </table:table-cell>
          <table:table-cell office:value-type="string" calcext:value-type="string">
            <text:p>, con: “Dublin 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ry Fitzpatrick”, gender: “Female”, party: “FF”, status: “excluded”</text:p>
          </table:table-cell>
          <table:table-cell office:value-type="string" calcext:value-type="string">
            <text:p>, con: “Dublin 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e Costello”, gender: “Male”, party: “LAB”, status: “excluded”</text:p>
          </table:table-cell>
          <table:table-cell office:value-type="string" calcext:value-type="string">
            <text:p>, con: “Dublin 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ieran Perry”, gender: “Male”, party: “IND”, status: “excluded”</text:p>
          </table:table-cell>
          <table:table-cell office:value-type="string" calcext:value-type="string">
            <text:p>, con: “Dublin 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iana O'Dwyer”, gender: “Female”, party: “AAA-PBP”, status: “excluded”</text:p>
          </table:table-cell>
          <table:table-cell office:value-type="string" calcext:value-type="string">
            <text:p>, con: “Dublin 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Ian Noel Smyth”, gender: “Male”, party: “GP”, status: “excluded”</text:p>
          </table:table-cell>
          <table:table-cell office:value-type="string" calcext:value-type="string">
            <text:p>, con: “Dublin 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acqui Gilbourne”, gender: “Female”, party: “RN”, status: “excluded”</text:p>
          </table:table-cell>
          <table:table-cell office:value-type="string" calcext:value-type="string">
            <text:p>, con: “Dublin 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Éilis Ryan”, gender: “Female”, party: “WP”, status: “excluded”</text:p>
          </table:table-cell>
          <table:table-cell office:value-type="string" calcext:value-type="string">
            <text:p>, con: “Dublin 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ormac McKay”, gender: “Male”, party: “DDI”, status: “excluded”</text:p>
          </table:table-cell>
          <table:table-cell office:value-type="string" calcext:value-type="string">
            <text:p>, con: “Dublin 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Kerry Guinan”, gender: “Female”, party: “IND”, status: “excluded”</text:p>
          </table:table-cell>
          <table:table-cell office:value-type="string" calcext:value-type="string">
            <text:p>, con: “Dublin 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William DJ Gorman”, gender: “Male”, party: “IND”, status: “excluded”</text:p>
          </table:table-cell>
          <table:table-cell office:value-type="string" calcext:value-type="string">
            <text:p>, con: “Dublin Central” });</text:p>
          </table:table-cell>
        </table:table-row>
      </table:table>
      <table:table table:name="Sheet13" table:style-name="ta1">
        <table:table-column table:style-name="co84" table:default-cell-style-name="Default"/>
        <table:table-column table:style-name="co85" table:default-cell-style-name="Default"/>
        <table:table-column table:style-name="co86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<text:s/>{ name: “Dublin Fingal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6" office:value-type="string" calcext:value-type="string">
            <text:p>“5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5.1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93486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462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60388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0065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Darragh O'Brien”, gender: “Male”, party: “FF”, status: “elected”</text:p>
          </table:table-cell>
          <table:table-cell office:value-type="string" calcext:value-type="string">
            <text:p>, con: “Dublin Fin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lare Daly”, gender: “Female”, party: “IND”, status: “elected”</text:p>
          </table:table-cell>
          <table:table-cell office:value-type="string" calcext:value-type="string">
            <text:p>, con: “Dublin Fin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lan Farrell”, gender: “Male”, party: “FG”, status: “elected”</text:p>
          </table:table-cell>
          <table:table-cell office:value-type="string" calcext:value-type="string">
            <text:p>, con: “Dublin Fin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Brendan Ryan”, gender: “Male”, party: “LAB“, status: “elected”</text:p>
          </table:table-cell>
          <table:table-cell office:value-type="string" calcext:value-type="string">
            <text:p>, con: “Dublin Fin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Louise O'Reilly”, gender: “Female”, party: “SF”, status: “elected”</text:p>
          </table:table-cell>
          <table:table-cell office:value-type="string" calcext:value-type="string">
            <text:p>, con: “Dublin Fin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ames Reilly”, gender: “Male”, party: “FG”, status: “excluded”</text:p>
          </table:table-cell>
          <table:table-cell office:value-type="string" calcext:value-type="string">
            <text:p>, con: “Dublin Fin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Lorraine Clifford-Lee”, gender: “Female”, party: “FF”, status: “excluded”</text:p>
          </table:table-cell>
          <table:table-cell office:value-type="string" calcext:value-type="string">
            <text:p>, con: “Dublin Fin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Barry Martin”, gender: “Male”, party: “IND”, status: “excluded”</text:p>
          </table:table-cell>
          <table:table-cell office:value-type="string" calcext:value-type="string">
            <text:p>, con: “Dublin Fin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e O'Brien”, gender: “Male”, party: “GP”, status: “excluded”</text:p>
          </table:table-cell>
          <table:table-cell office:value-type="string" calcext:value-type="string">
            <text:p>, con: “Dublin Fin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ony Murphy”, gender: “Male”, party: “IA”, status: “excluded”</text:p>
          </table:table-cell>
          <table:table-cell office:value-type="string" calcext:value-type="string">
            <text:p>, con: “Dublin Fin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Gerry Molloy”, gender: “RN”, status: “excluded”</text:p>
          </table:table-cell>
          <table:table-cell office:value-type="string" calcext:value-type="string">
            <text:p>, con: “Dublin Fin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erry Kelleher”, gender: “Male”, party: “AAA-PBP”, status: “excluded”</text:p>
          </table:table-cell>
          <table:table-cell office:value-type="string" calcext:value-type="string">
            <text:p>, con: “Dublin Fin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Roslyn Fuller”, gender: “Female”, party: “IND”, status: “excluded”</text:p>
          </table:table-cell>
          <table:table-cell office:value-type="string" calcext:value-type="string">
            <text:p>, con: “Dublin Fin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rcus De Brun”, gender: “Male”, party: “IND”, status: “excluded”</text:p>
          </table:table-cell>
          <table:table-cell office:value-type="string" calcext:value-type="string">
            <text:p>, con: “Dublin Fin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Fergal O'Connell”, gender: “Male”, party: “IND”, status: “excluded”</text:p>
          </table:table-cell>
          <table:table-cell office:value-type="string" calcext:value-type="string">
            <text:p>, con: “Dublin Fingal” });</text:p>
          </table:table-cell>
        </table:table-row>
      </table:table>
      <table:table table:name="Sheet14" table:style-name="ta1">
        <table:table-column table:style-name="co134" table:default-cell-style-name="Default"/>
        <table:table-column table:style-name="co135" table:default-cell-style-name="Default"/>
        <table:table-column table:style-name="co89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<text:s/>{ name: “Dublin Mid-West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12" office:value-type="string" calcext:value-type="string">
            <text:p>“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2.8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69388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446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4310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8621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Eoin Ó Broin”, gender: “Male”, party: “SF”, status: “elected”</text:p>
          </table:table-cell>
          <table:table-cell office:value-type="string" calcext:value-type="string">
            <text:p>, con: “Dublin Mid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hn Curran”, gender: “Male”, party: “FF”, status: “elected”</text:p>
          </table:table-cell>
          <table:table-cell office:value-type="string" calcext:value-type="string">
            <text:p>, con: “Dublin Mid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Frances Fitzgerald”, gender: “Male”, party: “FG”, status: “elected”</text:p>
          </table:table-cell>
          <table:table-cell office:value-type="string" calcext:value-type="string">
            <text:p>, con: “Dublin Mid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Gino Kenny”, gender: “Male”, party: “AAA-PBP”, status: “elected”</text:p>
          </table:table-cell>
          <table:table-cell office:value-type="string" calcext:value-type="string">
            <text:p>, con: “Dublin Mid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nne-Marie McNally”, gender: “Female”, party: “SD”, status: “excluded”</text:p>
          </table:table-cell>
          <table:table-cell office:value-type="string" calcext:value-type="string">
            <text:p>, con: “Dublin Mid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erek Keating”, gender: “Male”, party: “FG”, status: “excluded”</text:p>
          </table:table-cell>
          <table:table-cell office:value-type="string" calcext:value-type="string">
            <text:p>, con: “Dublin Mid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ul Gogarty”, gender: “Male”, party: “IA”, status: “excluded”</text:p>
          </table:table-cell>
          <table:table-cell office:value-type="string" calcext:value-type="string">
            <text:p>, con: “Dublin Mid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anna Tuffy”, gender: “Female”, party: “LAB”, status: “excluded”</text:p>
          </table:table-cell>
          <table:table-cell office:value-type="string" calcext:value-type="string">
            <text:p>, con: “Dublin Mid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Francis Timmons”, gender: “Male”, party: “IND”, status: “excluded”</text:p>
          </table:table-cell>
          <table:table-cell office:value-type="string" calcext:value-type="string">
            <text:p>, con: “Dublin Mid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Lorraine Hennessy”, gender: “Female”, party: “WP”, status: “excluded”</text:p>
          </table:table-cell>
          <table:table-cell office:value-type="string" calcext:value-type="string">
            <text:p>, con: “Dublin Mid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om Kivlehan”, gender: “Male”, party: “GP”, status: “excluded”</text:p>
          </table:table-cell>
          <table:table-cell office:value-type="string" calcext:value-type="string">
            <text:p>, con: “Dublin Mid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lare Leonard”, gender: “Female”, party: “IND”, status: “excluded”</text:p>
          </table:table-cell>
          <table:table-cell office:value-type="string" calcext:value-type="string">
            <text:p>, con: “Dublin Mid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trick Akpoveta”, gender: “Male”, party: “IND”, status: “excluded”</text:p>
          </table:table-cell>
          <table:table-cell office:value-type="string" calcext:value-type="string">
            <text:p>, con: “Dublin Mid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Haroon Khan”, gender: “Male”, party: “IND”, status: “excluded”</text:p>
          </table:table-cell>
          <table:table-cell office:value-type="string" calcext:value-type="string">
            <text:p>, con: “Dublin Mid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hristopher Healy”, gender: “Male”, party: “DDI”, status: “excluded“</text:p>
          </table:table-cell>
          <table:table-cell office:value-type="string" calcext:value-type="string">
            <text:p>, con: “Dublin Mid-West” });</text:p>
          </table:table-cell>
        </table:table-row>
      </table:table>
      <table:table table:name="Sheet15" table:style-name="ta1">
        <table:table-column table:style-name="co83" table:default-cell-style-name="Default"/>
        <table:table-column table:style-name="co90" table:default-cell-style-name="Default"/>
        <table:table-column table:style-name="co91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<text:s/>{ name: “Dublin North-West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6" office:value-type="string" calcext:value-type="string">
            <text:p>“3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2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60406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463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37009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9253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Dessie Ellis”, gender: “Male”, party: “SF”, status: “elected”</text:p>
          </table:table-cell>
          <table:table-cell office:value-type="string" calcext:value-type="string">
            <text:p>, con: “Dublin Nor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Róisín Shortall”, gender: “Female”, party: “SD”, status: “elected”</text:p>
          </table:table-cell>
          <table:table-cell office:value-type="string" calcext:value-type="string">
            <text:p>, con: “Dublin Nor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oel Rock”, gender: “Male”, party: “FG”, status: “elected”</text:p>
          </table:table-cell>
          <table:table-cell office:value-type="string" calcext:value-type="string">
            <text:p>, con: “Dublin Nor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ul McAuliffe”, gender: “Male”, party: “FF”, status: “excluded”</text:p>
          </table:table-cell>
          <table:table-cell office:value-type="string" calcext:value-type="string">
            <text:p>, con: “Dublin Nor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hn Lyons”, gender: “Male”, party: “LAB”, status: “excluded”</text:p>
          </table:table-cell>
          <table:table-cell office:value-type="string" calcext:value-type="string">
            <text:p>, con: “Dublin Nor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athleen Carney-Boud”, gender: “Female”, party: “SF”, status: “excluded”</text:p>
          </table:table-cell>
          <table:table-cell office:value-type="string" calcext:value-type="string">
            <text:p>, con: “Dublin Nor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ndrew Keegan”, gender: “Male”, party: “AAA-PBP”, status: “excluded”</text:p>
          </table:table-cell>
          <table:table-cell office:value-type="string" calcext:value-type="string">
            <text:p>, con: “Dublin Nor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Bernie Hughes”, gender: “Male”, party: “IND”, status: “excluded”</text:p>
          </table:table-cell>
          <table:table-cell office:value-type="string" calcext:value-type="string">
            <text:p>, con: “Dublin Nor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aroline Conroy”, gender: “Female”, party: “GP”, status: “excluded”</text:p>
          </table:table-cell>
          <table:table-cell office:value-type="string" calcext:value-type="string">
            <text:p>, con: “Dublin Nor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immy Dignam”, gender: “Male”, party: “WP”, status: “excluded”</text:p>
          </table:table-cell>
          <table:table-cell office:value-type="string" calcext:value-type="string">
            <text:p>, con: “Dublin Nor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ormac McKay”, gender: “Male”, party: “DDI”, status: “excluded”</text:p>
          </table:table-cell>
          <table:table-cell office:value-type="string" calcext:value-type="string">
            <text:p>, con: “Dublin North-West” });</text:p>
          </table:table-cell>
        </table:table-row>
      </table:table>
      <table:table table:name="Sheet16" table:style-name="ta1">
        <table:table-column table:style-name="co92" table:default-cell-style-name="Default"/>
        <table:table-column table:style-name="co93" table:default-cell-style-name="Default"/>
        <table:table-column table:style-name="co76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<text:s/>{ name: “Dublin Rathdown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7" office:value-type="string" calcext:value-type="string">
            <text:p>“3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6.3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62340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226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41099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0275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Shane Ross”, gender: “Male”, party: “IA”, status: “elected”</text:p>
          </table:table-cell>
          <table:table-cell office:value-type="string" calcext:value-type="string">
            <text:p>, con: “Dublin Rathdown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sepha Madigan”, gender: “Female”, party: “FG”, status: “elected”</text:p>
          </table:table-cell>
          <table:table-cell office:value-type="string" calcext:value-type="string">
            <text:p>, con: “Dublin Rathdown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atherine Martin”, gender: “Female”, party: “GP”, status: “elected”</text:p>
          </table:table-cell>
          <table:table-cell office:value-type="string" calcext:value-type="string">
            <text:p>, con: “Dublin Rathdown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lan Shatter”, gender: “Male”, party: “FG”, status: “excluded”</text:p>
          </table:table-cell>
          <table:table-cell office:value-type="string" calcext:value-type="string">
            <text:p>, con: “Dublin Rathdown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ry White”, gender: “Female”, party: “FF”, status: “excluded”</text:p>
          </table:table-cell>
          <table:table-cell office:value-type="string" calcext:value-type="string">
            <text:p>, con: “Dublin Rathdown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lex White”, gender: “Male”, party: “LAB”, status: “excluded”</text:p>
          </table:table-cell>
          <table:table-cell office:value-type="string" calcext:value-type="string">
            <text:p>, con: “Dublin Rathdown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orcha Nic Cormaic”, gender: “Female”, party: “SF”, status: “excluded”</text:p>
          </table:table-cell>
          <table:table-cell office:value-type="string" calcext:value-type="string">
            <text:p>, con: “Dublin Rathdown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eter Mathews”, gender: “Male”, party: “IND”,status: “excluded”</text:p>
          </table:table-cell>
          <table:table-cell office:value-type="string" calcext:value-type="string">
            <text:p>, con: “Dublin Rathdown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lan Daveron”, gender: “Male”, party: “RN”, status: “excluded”</text:p>
          </table:table-cell>
          <table:table-cell office:value-type="string" calcext:value-type="string">
            <text:p>, con: “Dublin Rathdown” });</text:p>
          </table:table-cell>
        </table:table-row>
      </table:table>
      <table:table table:name="Sheet17" table:style-name="ta1">
        <table:table-column table:style-name="co64" table:default-cell-style-name="Default"/>
        <table:table-column table:style-name="co94" table:default-cell-style-name="Default"/>
        <table:table-column table:style-name="co95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<text:s/>{ name: “Dublin South-Central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6" office:value-type="string" calcext:value-type="string">
            <text:p>“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58.1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74942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69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42857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8572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Catherine Byrne”, gender: “Female”, party: “FG”, status: “elected”</text:p>
          </table:table-cell>
          <table:table-cell office:value-type="string" calcext:value-type="string">
            <text:p>, con: “Dublin South-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engus Ó Snodaigh”, gender: “Male”, party: “SF”, status: “elected”</text:p>
          </table:table-cell>
          <table:table-cell office:value-type="string" calcext:value-type="string">
            <text:p>, con: “Dublin South-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an Collins”, gender: “Female”, party: “IND”, status: “elected”</text:p>
          </table:table-cell>
          <table:table-cell office:value-type="string" calcext:value-type="string">
            <text:p>, con: “Dublin South-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Bríd Smith”, gender: “Female”, party: “AAA-PBP”, status: “elected”</text:p>
          </table:table-cell>
          <table:table-cell office:value-type="string" calcext:value-type="string">
            <text:p>, con: “Dublin South-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atherine Ardagh”, gender: “Female”, party: “FF”, status: “excluded”</text:p>
          </table:table-cell>
          <table:table-cell office:value-type="string" calcext:value-type="string">
            <text:p>, con: “Dublin South-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Eric Byrne”, gender: “Male”, party: “LAB”, status: “excluded”</text:p>
          </table:table-cell>
          <table:table-cell office:value-type="string" calcext:value-type="string">
            <text:p>, con: “Dublin South-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áire Devine”, gender: “Female”, party: “SF”, status: “excluded”</text:p>
          </table:table-cell>
          <table:table-cell office:value-type="string" calcext:value-type="string">
            <text:p>, con: “Dublin South-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Liam Coyne”, gender: “Male”, party: “SD”, status: “excluded”</text:p>
          </table:table-cell>
          <table:table-cell office:value-type="string" calcext:value-type="string">
            <text:p>, con: “Dublin South-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ul Hand”, gender: “Male”, party: “IND”, status: “excluded”</text:p>
          </table:table-cell>
          <table:table-cell office:value-type="string" calcext:value-type="string">
            <text:p>, con: “Dublin South-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Oisín Ó hAlmhain”, gender: “Male”, party: “GP”, status: “excluded”</text:p>
          </table:table-cell>
          <table:table-cell office:value-type="string" calcext:value-type="string">
            <text:p>, con: “Dublin South-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ael Gargan”, gender: “Male”, party: “RN“, status: “excluded”</text:p>
          </table:table-cell>
          <table:table-cell office:value-type="string" calcext:value-type="string">
            <text:p>, con: “Dublin South-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eville Bradley”, gender: “Male”, party: “DDI”, status: “excluded”</text:p>
          </table:table-cell>
          <table:table-cell office:value-type="string" calcext:value-type="string">
            <text:p>, con: “Dublin South-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Richard Murray”, gender: “Male”, party: “IND”, status: “excluded” </text:p>
          </table:table-cell>
          <table:table-cell office:value-type="string" calcext:value-type="string">
            <text:p>, con: “Dublin South-Central” });</text:p>
          </table:table-cell>
        </table:table-row>
      </table:table>
      <table:table table:name="Sheet18" table:style-name="ta1">
        <table:table-column table:style-name="co96" table:default-cell-style-name="Default"/>
        <table:table-column table:style-name="co97" table:default-cell-style-name="Default"/>
        <table:table-column table:style-name="co98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<text:s/>{ name: “Dublin South-West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6" office:value-type="string" calcext:value-type="string">
            <text:p>“5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4.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105420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647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67271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1212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Paul Murphy”, gender: “Male”, party: “AAA-PBP”, status: “elected”</text:p>
          </table:table-cell>
          <table:table-cell office:value-type="string" calcext:value-type="string">
            <text:p>, con: “Dublin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hn Lahart”, gender: “Male”, party: “FF”, status: “elected”</text:p>
          </table:table-cell>
          <table:table-cell office:value-type="string" calcext:value-type="string">
            <text:p>, con: “Dublin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eán Crowe”, gender: “Male”, party: “SF”, status: “elected”</text:p>
          </table:table-cell>
          <table:table-cell office:value-type="string" calcext:value-type="string">
            <text:p>, con: “Dublin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olm Brophy”, gender: “Male”, party: “FG”, status: “elected”</text:p>
          </table:table-cell>
          <table:table-cell office:value-type="string" calcext:value-type="string">
            <text:p>, con: “Dublin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Katherine Zappone”, gender: “Female”, party: “IND”, status: “elected”</text:p>
          </table:table-cell>
          <table:table-cell office:value-type="string" calcext:value-type="string">
            <text:p>, con: “Dublin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nne-Marie Dermody”, gender: “Female”, party: “FG”, status: “excluded”</text:p>
          </table:table-cell>
          <table:table-cell office:value-type="string" calcext:value-type="string">
            <text:p>, con: “Dublin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eter Fitzpatrick”, gender: “Male”, party: “IND”, status: “excluded”</text:p>
          </table:table-cell>
          <table:table-cell office:value-type="string" calcext:value-type="string">
            <text:p>, con: “Dublin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mela Kearns”, gender: “Female”, party: “LAB”, status: “excluded”</text:p>
          </table:table-cell>
          <table:table-cell office:value-type="string" calcext:value-type="string">
            <text:p>, con: “Dublin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andra Fay”, gender: “Female”, party: “AAA-PBP”, status: “excluded”</text:p>
          </table:table-cell>
          <table:table-cell office:value-type="string" calcext:value-type="string">
            <text:p>, con: “Dublin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Ronan McMahon”, gender: “Male”, party: “RN”, status: “excluded”</text:p>
          </table:table-cell>
          <table:table-cell office:value-type="string" calcext:value-type="string">
            <text:p>, con: “Dublin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arah Holland”, gender: “Female”, party: “SF”, status: “excluded”</text:p>
          </table:table-cell>
          <table:table-cell office:value-type="string" calcext:value-type="string">
            <text:p>, con: “Dublin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eirdre O'Donovan”, gender: “Female”, party: “IA”, status: “excluded”</text:p>
          </table:table-cell>
          <table:table-cell office:value-type="string" calcext:value-type="string">
            <text:p>, con: “Dublin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k Duff”, gender: “Male”, party: “LAB”, status: “excluded”</text:p>
          </table:table-cell>
          <table:table-cell office:value-type="string" calcext:value-type="string">
            <text:p>, con: “Dublin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Eamonn Maloney”, gender: “Male”, party: “IND”, status: “excluded”</text:p>
          </table:table-cell>
          <table:table-cell office:value-type="string" calcext:value-type="string">
            <text:p>, con: “Dublin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Francis Duffy”, gender: “Male”, party: “GP”, status: “excluded”</text:p>
          </table:table-cell>
          <table:table-cell office:value-type="string" calcext:value-type="string">
            <text:p>, con: “Dublin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Karen Warren”, gender: “Female”, party: “FG”, status: “excluded”</text:p>
          </table:table-cell>
          <table:table-cell office:value-type="string" calcext:value-type="string">
            <text:p>, con: “Dublin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eclan Burke”, gender: “Male”, party: “IND”, status: “excluded”</text:p>
          </table:table-cell>
          <table:table-cell office:value-type="string" calcext:value-type="string">
            <text:p>, con: “Dublin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tephen Sinclair”, gender: “Male”, party: “DDI”, status: “excluded”</text:p>
          </table:table-cell>
          <table:table-cell office:value-type="string" calcext:value-type="string">
            <text:p>, con: “Dublin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Kieran Adam Quigley”, gender: “Male”, party: “IND”, status: “excluded”</text:p>
          </table:table-cell>
          <table:table-cell office:value-type="string" calcext:value-type="string">
            <text:p>, con: “Dublin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an Summerville Molloy”, gender: “Female”, party: “IND”, status: “excluded”</text:p>
          </table:table-cell>
          <table:table-cell office:value-type="string" calcext:value-type="string">
            <text:p>, con: “Dublin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Frank O'Gorman”, gender: “Male”, party: “IND”, status: “excluded”</text:p>
          </table:table-cell>
          <table:table-cell office:value-type="string" calcext:value-type="string">
            <text:p>, con: “Dublin South-West” });</text:p>
          </table:table-cell>
        </table:table-row>
      </table:table>
      <table:table table:name="Sheet19" table:style-name="ta1">
        <table:table-column table:style-name="co99" table:default-cell-style-name="Default"/>
        <table:table-column table:style-name="co43" table:default-cell-style-name="Default"/>
        <table:table-column table:style-name="co100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<text:s/>{ name: “Dublin West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6" office:value-type="string" calcext:value-type="string">
            <text:p>“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5.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64639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320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41952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8391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Leo Varadkar”, gender: “Male”, party: “FG”, status: “elected”</text:p>
          </table:table-cell>
          <table:table-cell office:value-type="string" calcext:value-type="string">
            <text:p>, con: “Dublin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Ruth Coppinger”, gender: “Female”, party: “AAA-PBP”, status: “elected”</text:p>
          </table:table-cell>
          <table:table-cell office:value-type="string" calcext:value-type="string">
            <text:p>, con: “Dublin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ack Chambers”, gender: “Male”, party: “FF”, status: “elected”</text:p>
          </table:table-cell>
          <table:table-cell office:value-type="string" calcext:value-type="string">
            <text:p>, con: “Dublin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an Burton”, gender: “Female”, party: “LAB”, status: “elected”</text:p>
          </table:table-cell>
          <table:table-cell office:value-type="string" calcext:value-type="string">
            <text:p>, con: “Dublin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ul Donnelly”, gender: “Male”, party: “SF”, status: “excluded”</text:p>
          </table:table-cell>
          <table:table-cell office:value-type="string" calcext:value-type="string">
            <text:p>, con: “Dublin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avid McGuinness”, gender: “Male”, party: “IA”, status: “excluded”</text:p>
          </table:table-cell>
          <table:table-cell office:value-type="string" calcext:value-type="string">
            <text:p>, con: “Dublin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Roderic O'Gorman”, gender: “Male”, party: “GP”, status: “excluded”</text:p>
          </table:table-cell>
          <table:table-cell office:value-type="string" calcext:value-type="string">
            <text:p>, con: “Dublin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J Clare”, gender: “Male”, party: “IND”, status: “excluded”</text:p>
          </table:table-cell>
          <table:table-cell office:value-type="string" calcext:value-type="string">
            <text:p>, con: “Dublin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atherine Noone”, gender: “Female”, party: “FG”, status: “excluded”</text:p>
          </table:table-cell>
          <table:table-cell office:value-type="string" calcext:value-type="string">
            <text:p>, con: “Dublin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 O'Brien”, gender: “Male”, party: “RN”, status: “excluded”</text:p>
          </table:table-cell>
          <table:table-cell office:value-type="string" calcext:value-type="string">
            <text:p>, con: “Dublin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ermot Casey”, gender: “Male”, party: “IND”, status: “excluded”</text:p>
          </table:table-cell>
          <table:table-cell office:value-type="string" calcext:value-type="string">
            <text:p>, con: “Dublin West” });</text:p>
          </table:table-cell>
        </table:table-row>
      </table:table>
      <table:table table:name="Sheet20" table:style-name="ta1">
        <table:table-column table:style-name="co101" table:default-cell-style-name="Default"/>
        <table:table-column table:style-name="co102" table:default-cell-style-name="Default"/>
        <table:table-column table:style-name="co103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<text:s/>{ name: “Dún Laoghaire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6" office:value-type="string" calcext:value-type="string">
            <text:p>“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4.7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92248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401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59238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4810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Richard Boyd-Barrett”, gender: “Male”, party: “AAA-PBP”, status: “elected”</text:p>
          </table:table-cell>
          <table:table-cell office:value-type="string" calcext:value-type="string">
            <text:p>, con: “Dún Laoghaire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ean Barrett”, gender: “Male”, party: “FG”, status: “elected”</text:p>
          </table:table-cell>
          <table:table-cell office:value-type="string" calcext:value-type="string">
            <text:p>, con: “Dún Laoghaire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ria Bailey”, gender: “Female”, party: “FG”, status: “elected”</text:p>
          </table:table-cell>
          <table:table-cell office:value-type="string" calcext:value-type="string">
            <text:p>, con: “Dún Laoghaire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ry Mitchell O'Connor”, gender: “Female”, party: “FG”, status: “elected”</text:p>
          </table:table-cell>
          <table:table-cell office:value-type="string" calcext:value-type="string">
            <text:p>, con: “Dún Laoghaire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ry Hanafin”, gender: “Female”, party: “FF”, status: “excluded”</text:p>
          </table:table-cell>
          <table:table-cell office:value-type="string" calcext:value-type="string">
            <text:p>, con: “Dún Laoghaire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arrie Smyth”, gender: “Female”, party: “LAB”, status: “excluded”</text:p>
          </table:table-cell>
          <table:table-cell office:value-type="string" calcext:value-type="string">
            <text:p>, con: “Dún Laoghaire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ormac Devlin”, gender: “Male”, party: “FF”, status: “excluded”</text:p>
          </table:table-cell>
          <table:table-cell office:value-type="string" calcext:value-type="string">
            <text:p>, con: “Dún Laoghaire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Ossian Smyth”, gender: “Male”, party: “GP”, status: “excluded”</text:p>
          </table:table-cell>
          <table:table-cell office:value-type="string" calcext:value-type="string">
            <text:p>, con: “Dún Laoghaire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arol Hunt”, gender: “Female”, party: “IA”, status: “excluded”</text:p>
          </table:table-cell>
          <table:table-cell office:value-type="string" calcext:value-type="string">
            <text:p>, con: “Dún Laoghaire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hane O'Brien”, gender: ”Male”, party: “SF”, status: “excluded”</text:p>
          </table:table-cell>
          <table:table-cell office:value-type="string" calcext:value-type="string">
            <text:p>, con: “Dún Laoghaire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Frank Cronin”, gender: “Male”, party: “RN”, status: “excluded”</text:p>
          </table:table-cell>
          <table:table-cell office:value-type="string" calcext:value-type="string">
            <text:p>, con: “Dún Laoghaire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Raymond Whitehead”, gender: “Male”, party: “DDI”, status: “excluded”</text:p>
          </table:table-cell>
          <table:table-cell office:value-type="string" calcext:value-type="string">
            <text:p>, con: “Dún Laoghaire” });</text:p>
          </table:table-cell>
        </table:table-row>
      </table:table>
      <table:table table:name="Sheet21" table:style-name="ta1">
        <table:table-column table:style-name="co117" table:default-cell-style-name="Default"/>
        <table:table-column table:style-name="co118" table:default-cell-style-name="Default"/>
        <table:table-column table:style-name="co119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<text:s/>{ name: “Galway East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10" office:value-type="string" calcext:value-type="string">
            <text:p>“3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6.7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68432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379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45238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1310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Seán Canney”, gender: “Male”, party: “IA”, status: “elected”</text:p>
          </table:table-cell>
          <table:table-cell office:value-type="string" calcext:value-type="string">
            <text:p>, con: “Galway Ea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nne Rabbitte”, gender: “Female”, party: “FF”, status: “elected”</text:p>
          </table:table-cell>
          <table:table-cell office:value-type="string" calcext:value-type="string">
            <text:p>, con: “Galway Ea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iaran Cannon”, gender: “Male”, party: “FG”, status: “elected”</text:p>
          </table:table-cell>
          <table:table-cell office:value-type="string" calcext:value-type="string">
            <text:p>, con: “Galway Ea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ul Connaughton”, gender: “Male”, party: “FG”, status: “excluded”</text:p>
          </table:table-cell>
          <table:table-cell office:value-type="string" calcext:value-type="string">
            <text:p>, con: “Galway Ea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olm Keaveney”, gender: “Male”, party: “FF”, status: “excluded”</text:p>
          </table:table-cell>
          <table:table-cell office:value-type="string" calcext:value-type="string">
            <text:p>, con: “Galway Ea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Lorraine Higgins”, gender: “Female”, party: “LAB”, status: “excluded”</text:p>
          </table:table-cell>
          <table:table-cell office:value-type="string" calcext:value-type="string">
            <text:p>, con: “Galway Ea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nnemarie Roche”, gender: “Female”, party: “SF”, status: “excluded”</text:p>
          </table:table-cell>
          <table:table-cell office:value-type="string" calcext:value-type="string">
            <text:p>, con: “Galway Ea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ael 'Stroke' Fahy”, gender: “Male”, party: “IND”, status: “excluded”</text:p>
          </table:table-cell>
          <table:table-cell office:value-type="string" calcext:value-type="string">
            <text:p>, con: “Galway Ea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áiréad Ní Chróinín”, gender: “Female”, party: “GP”, status: “excluded”</text:p>
          </table:table-cell>
          <table:table-cell office:value-type="string" calcext:value-type="string">
            <text:p>, con: “Galway Ea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engus Melia”, gender: “Male”, party: “DDI”, status: “excluded” </text:p>
          </table:table-cell>
          <table:table-cell office:value-type="string" calcext:value-type="string">
            <text:p>, con: “Galway East” })</text:p>
          </table:table-cell>
        </table:table-row>
      </table:table>
      <table:table table:name="Sheet22" table:style-name="ta1">
        <table:table-column table:style-name="co120" table:default-cell-style-name="Default"/>
        <table:table-column table:style-name="co121" table:default-cell-style-name="Default"/>
        <table:table-column table:style-name="co122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<text:s/>{ name: “Galway West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10" office:value-type="string" calcext:value-type="string">
            <text:p>“5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2.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10370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488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64271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0712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Éamon Ó Cuív”, gender: “Male”, party: “FF”, status: “elected”</text:p>
          </table:table-cell>
          <table:table-cell office:value-type="string" calcext:value-type="string">
            <text:p>, con: “Galway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oel Grealish”, gender: “Male”, party: “IND”, status: “elected”</text:p>
          </table:table-cell>
          <table:table-cell office:value-type="string" calcext:value-type="string">
            <text:p>, con: “Galway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eán Kyne”, gender: “Male”, party: “FG”, status: “elected”</text:p>
          </table:table-cell>
          <table:table-cell office:value-type="string" calcext:value-type="string">
            <text:p>, con: “Galway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atherine Connolly”, gender: “Female”, party: “IND”, status: “elected”</text:p>
          </table:table-cell>
          <table:table-cell office:value-type="string" calcext:value-type="string">
            <text:p>, con: “Galway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Hildegarde Naughton”, gender: “Female”, party: “FG”, status: “elected”</text:p>
          </table:table-cell>
          <table:table-cell office:value-type="string" calcext:value-type="string">
            <text:p>, con: “Galway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revor Ó Clochartaigh”, gender: “Male”, party: “SF”, status: “excluded”</text:p>
          </table:table-cell>
          <table:table-cell office:value-type="string" calcext:value-type="string">
            <text:p>, con: “Galway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hn O'Mahony”, gender: “Male”, party: “FG”, status: “excluded”</text:p>
          </table:table-cell>
          <table:table-cell office:value-type="string" calcext:value-type="string">
            <text:p>, con: “Galway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hn Connolly”, gender: “Male”, party: “FF”, status: “excluded”</text:p>
          </table:table-cell>
          <table:table-cell office:value-type="string" calcext:value-type="string">
            <text:p>, con: “Galway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iall Ó Tuathail”, gender: “Male”, party: “SD”, status: “excluded”</text:p>
          </table:table-cell>
          <table:table-cell office:value-type="string" calcext:value-type="string">
            <text:p>, con: “Galway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erek Nolan”, gender: “Male”, party: “LAB”, status: “excluded”</text:p>
          </table:table-cell>
          <table:table-cell office:value-type="string" calcext:value-type="string">
            <text:p>, con: “Galway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ry Hoade”, gender: “Female”, party: “FF”, status: “excluded”</text:p>
          </table:table-cell>
          <table:table-cell office:value-type="string" calcext:value-type="string">
            <text:p>, con: “Galway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ke Cubbard”, gender: “Male”, party: “IND”, status: “excluded”</text:p>
          </table:table-cell>
          <table:table-cell office:value-type="string" calcext:value-type="string">
            <text:p>, con: “Galway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eamus Sheridan”, gender: “Male”, party: “GP”, status: “excluded”</text:p>
          </table:table-cell>
          <table:table-cell office:value-type="string" calcext:value-type="string">
            <text:p>, con: “Galway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Fidelma Healy-Eames”, gender: “Female”, party: “IND”, status: “excluded”</text:p>
          </table:table-cell>
          <table:table-cell office:value-type="string" calcext:value-type="string">
            <text:p>, con: “Galway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ames Charity”, gender: “Male”, party: “IND”, status: “excluded”</text:p>
          </table:table-cell>
          <table:table-cell office:value-type="string" calcext:value-type="string">
            <text:p>, con: “Galway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om Holohan”, gender: “Male”, party: “AAA-PBP“, status: “excluded”</text:p>
          </table:table-cell>
          <table:table-cell office:value-type="string" calcext:value-type="string">
            <text:p>, con: “Galway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icola Daveron”, gender: “Female”, party: “RN”, status: “excluded”</text:p>
          </table:table-cell>
          <table:table-cell office:value-type="string" calcext:value-type="string">
            <text:p>, con: “Galway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ommy Roddy”, gender: “Male”, party: “IND”, status: “excluded”</text:p>
          </table:table-cell>
          <table:table-cell office:value-type="string" calcext:value-type="string">
            <text:p>, con: “Galway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Ruairí O'Neill”, gender: “Male”, party: “DDI”, status: “excluded”</text:p>
          </table:table-cell>
          <table:table-cell office:value-type="string" calcext:value-type="string">
            <text:p>, con: “Galway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trick Feeney”, gender: “Male”, party: “IND”, status: “excluded”</text:p>
          </table:table-cell>
          <table:table-cell office:value-type="string" calcext:value-type="string">
            <text:p>, con: “Galway West” })</text:p>
          </table:table-cell>
        </table:table-row>
      </table:table>
      <table:table table:name="Sheet23" table:style-name="ta1">
        <table:table-column table:style-name="co123" table:default-cell-style-name="Default"/>
        <table:table-column table:style-name="co124" table:default-cell-style-name="Default"/>
        <table:table-column table:style-name="co125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<text:s/>{ name: “Kerry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10" office:value-type="string" calcext:value-type="string">
            <text:p>“5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70.7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112751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476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79273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3213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Michael Healy-Rae”, gender: “Male”, party: “IND”, status: “elected”</text:p>
          </table:table-cell>
          <table:table-cell office:value-type="string" calcext:value-type="string">
            <text:p>, con: “Kerr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Brendan Griffin”, gender: “Male”, party: “FG”, status: “elected”</text:p>
          </table:table-cell>
          <table:table-cell office:value-type="string" calcext:value-type="string">
            <text:p>, con: “Kerr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anny Healy-Rae”, gender: “Male”, party: “IND”, status: “elected”</text:p>
          </table:table-cell>
          <table:table-cell office:value-type="string" calcext:value-type="string">
            <text:p>, con: “Kerr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rtin Ferris”, gender: “Male”, party: “SF”, status: “elected”</text:p>
          </table:table-cell>
          <table:table-cell office:value-type="string" calcext:value-type="string">
            <text:p>, con: “Kerr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hn Brassil”, gender: “Male”, party: “FF”, status: “elected”</text:p>
          </table:table-cell>
          <table:table-cell office:value-type="string" calcext:value-type="string">
            <text:p>, con: “Kerr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immy Deenihan”, gender: “Male”, party: “FG”, status: “excluded”</text:p>
          </table:table-cell>
          <table:table-cell office:value-type="string" calcext:value-type="string">
            <text:p>, con: “Kerr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rthur Spring”, gender: “Male”, party: “LAB”, status: “excluded”</text:p>
          </table:table-cell>
          <table:table-cell office:value-type="string" calcext:value-type="string">
            <text:p>, con: “Kerr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orma Moriarty”, gender: “Female”, party: “FF”, status: “excluded”</text:p>
          </table:table-cell>
          <table:table-cell office:value-type="string" calcext:value-type="string">
            <text:p>, con: “Kerr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ael O'Gorman”, gender: “Male”, party: “IND”, status: “excluded”</text:p>
          </table:table-cell>
          <table:table-cell office:value-type="string" calcext:value-type="string">
            <text:p>, con: “Kerr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Brian Finucane”, gender: “Male”, party: “AAA-PBP”, status: “excluded”</text:p>
          </table:table-cell>
          <table:table-cell office:value-type="string" calcext:value-type="string">
            <text:p>, con: “Kerr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ael Fitzgerald”, gender: “Male”, party: “GP”, status: “excluded”</text:p>
          </table:table-cell>
          <table:table-cell office:value-type="string" calcext:value-type="string">
            <text:p>, con: “Kerr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onal Corcoran”, gender: “Male”, party: “RN”, status: “excluded”</text:p>
          </table:table-cell>
          <table:table-cell office:value-type="string" calcext:value-type="string">
            <text:p>, con: “Kerr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Grace O'Donnell”, gender: “Female”, party: “FG”, status: “excluded”</text:p>
          </table:table-cell>
          <table:table-cell office:value-type="string" calcext:value-type="string">
            <text:p>, con: “Kerr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ry E Fitzgibbon”, gender: “Female”, party: “IND”, status: “excluded”</text:p>
          </table:table-cell>
          <table:table-cell office:value-type="string" calcext:value-type="string">
            <text:p>, con: “Kerr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Kevin Murphy”, gender: “Male”, party: “IND”, status: “excluded”</text:p>
          </table:table-cell>
          <table:table-cell office:value-type="string" calcext:value-type="string">
            <text:p>, con: “Kerr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Henry Gaynor”, gender: “Male”, party: “IND”, status: “excluded”</text:p>
          </table:table-cell>
          <table:table-cell office:value-type="string" calcext:value-type="string">
            <text:p>, con: “Kerry” })</text:p>
          </table:table-cell>
        </table:table-row>
      </table:table>
      <table:table table:name="Sheet24" table:style-name="ta1">
        <table:table-column table:style-name="co99" table:default-cell-style-name="Default"/>
        <table:table-column table:style-name="co126" table:default-cell-style-name="Default"/>
        <table:table-column table:style-name="co127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<text:s/>{ name: “Kildare North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10" office:value-type="string" calcext:value-type="string">
            <text:p>“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3.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77609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291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48935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9788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Catherine Murphy”, gender: “Female”, party: “SD”, status: “elected”</text:p>
          </table:table-cell>
          <table:table-cell office:value-type="string" calcext:value-type="string">
            <text:p>, con: “Kildare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ames Lawless”, gender: “Male”, party: “FF”, status: “elected”</text:p>
          </table:table-cell>
          <table:table-cell office:value-type="string" calcext:value-type="string">
            <text:p>, con: “Kildare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Bernard Durkan”, gender: “Male”, party: “FG”, status: “elected”</text:p>
          </table:table-cell>
          <table:table-cell office:value-type="string" calcext:value-type="string">
            <text:p>, con: “Kildare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Frank O'Rourke”, gender: “Male”, party: “FF”, status: “elected”</text:p>
          </table:table-cell>
          <table:table-cell office:value-type="string" calcext:value-type="string">
            <text:p>, con: “Kildare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nthony Lawlor”, gender: “Male”, party: “FG”, status: “excluded”</text:p>
          </table:table-cell>
          <table:table-cell office:value-type="string" calcext:value-type="string">
            <text:p>, con: “Kildare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Emmet Stagg”, gender: “Male”, party: “LAB”, status: “excluded”</text:p>
          </table:table-cell>
          <table:table-cell office:value-type="string" calcext:value-type="string">
            <text:p>, con: “Kildare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Réada Cronin”, gender: “Female”, party: “SF”, status: “excluded”</text:p>
          </table:table-cell>
          <table:table-cell office:value-type="string" calcext:value-type="string">
            <text:p>, con: “Kildare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ebh Ní Fhallúin”, gender: “Female”, party: “GP”, status: “excluded”</text:p>
          </table:table-cell>
          <table:table-cell office:value-type="string" calcext:value-type="string">
            <text:p>, con: “Kildare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Brendan Young”, gender: “Male”, party: “IND”, status: “excluded”</text:p>
          </table:table-cell>
          <table:table-cell office:value-type="string" calcext:value-type="string">
            <text:p>, con: “Kildare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hane Fitzgerald”, gender: “Male”, party: “RN”, status: “excluded”</text:p>
          </table:table-cell>
          <table:table-cell office:value-type="string" calcext:value-type="string">
            <text:p>, con: “Kildare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shling Merriman”, gender: “Female”, party: “AAA-PBP”, status: “excluded”</text:p>
          </table:table-cell>
          <table:table-cell office:value-type="string" calcext:value-type="string">
            <text:p>, con: “Kildare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ael Beirne”, gender: “Male”, party: “IND”, status: “excluded”</text:p>
          </table:table-cell>
          <table:table-cell office:value-type="string" calcext:value-type="string">
            <text:p>, con: “Kildare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Gerard Dunne”, gender: “Male”, party: “IND”, status: “excluded”</text:p>
          </table:table-cell>
          <table:table-cell office:value-type="string" calcext:value-type="string">
            <text:p>, con: “Kildare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Elizabeth O'Sullivan”, gender: “Female”, party: “IND”, status: “excluded”</text:p>
          </table:table-cell>
          <table:table-cell office:value-type="string" calcext:value-type="string">
            <text:p>, con: “Kildare North” })</text:p>
          </table:table-cell>
        </table:table-row>
      </table:table>
      <table:table table:name="Sheet25" table:style-name="ta1">
        <table:table-column table:style-name="co128" table:default-cell-style-name="Default"/>
        <table:table-column table:style-name="co129" table:default-cell-style-name="Default"/>
        <table:table-column table:style-name="co130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<text:s/>{ name: “Kildare South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10" office:value-type="string" calcext:value-type="string">
            <text:p>“3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2.8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59162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386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36786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9197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Martin Heydon”, gender: “Male”, party: “FG”, status: “elected”</text:p>
          </table:table-cell>
          <table:table-cell office:value-type="string" calcext:value-type="string">
            <text:p>, con: “Kildare S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Fiona O'Loughlin”, gender: “Female”, party: “FF”, status: “elected”</text:p>
          </table:table-cell>
          <table:table-cell office:value-type="string" calcext:value-type="string">
            <text:p>, con: “Kildare S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eán Ó Fearghaíl”, gender: “Male”, party: “FF”, status: “elected”</text:p>
          </table:table-cell>
          <table:table-cell office:value-type="string" calcext:value-type="string">
            <text:p>, con: “Kildare S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rk Wall”, gender: “Male”, party: “LAB”, status: “excluded”</text:p>
          </table:table-cell>
          <table:table-cell office:value-type="string" calcext:value-type="string">
            <text:p>, con: “Kildare S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tricia Ryan”, gender: “Female”, party: “SF”, status: “excluded”</text:p>
          </table:table-cell>
          <table:table-cell office:value-type="string" calcext:value-type="string">
            <text:p>, con: “Kildare S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Fiona McLoughlin-Healy”, gender: “Female”, party: “FG”, status: “excluded”</text:p>
          </table:table-cell>
          <table:table-cell office:value-type="string" calcext:value-type="string">
            <text:p>, con: “Kildare S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eclan Crowe”, gender: “Male”, party: “IND”, status: “excluded”</text:p>
          </table:table-cell>
          <table:table-cell office:value-type="string" calcext:value-type="string">
            <text:p>, con: “Kildare S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uzanne McEneaney”, gender: “Female”, party: “GP”, status: “excluded”</text:p>
          </table:table-cell>
          <table:table-cell office:value-type="string" calcext:value-type="string">
            <text:p>, con: “Kildare S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ry Kennedy”, gender: “Female”, party: “RN”, status: “excluded”</text:p>
          </table:table-cell>
          <table:table-cell office:value-type="string" calcext:value-type="string">
            <text:p>, con: “Kildare South” })</text:p>
          </table:table-cell>
        </table:table-row>
      </table:table>
      <table:table table:name="Sheet26" table:style-name="ta1">
        <table:table-column table:style-name="co136" table:default-cell-style-name="Default"/>
        <table:table-column table:style-name="co137" table:default-cell-style-name="Default"/>
        <table:table-column table:style-name="co49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<text:s/>{ name: “Laois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12" office:value-type="string" calcext:value-type="string">
            <text:p>“3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2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63295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352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38868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9718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Seán Fleming”, gender: “Male”, party: “FF”, status: “elected”</text:p>
          </table:table-cell>
          <table:table-cell office:value-type="string" calcext:value-type="string">
            <text:p>, con: “Laois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Brian Stanley”, gender: “Male”, party: “SF”, status: “elected”</text:p>
          </table:table-cell>
          <table:table-cell office:value-type="string" calcext:value-type="string">
            <text:p>, con: “Laois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harlie Flanagan”, gender: “Male”, party: “FG”, status: “elected”</text:p>
          </table:table-cell>
          <table:table-cell office:value-type="string" calcext:value-type="string">
            <text:p>, con: “Laois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homasina Connell”, gender: “Female”, party: “FG”, status: “excluded”</text:p>
          </table:table-cell>
          <table:table-cell office:value-type="string" calcext:value-type="string">
            <text:p>, con: “Laois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hn Whelan”, gender: “Male”, party: “LAB”, status: “excluded”</text:p>
          </table:table-cell>
          <table:table-cell office:value-type="string" calcext:value-type="string">
            <text:p>, con: “Laois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inead Moore”, gender: “Female”, party: “GP”, status: “excluded”</text:p>
          </table:table-cell>
          <table:table-cell office:value-type="string" calcext:value-type="string">
            <text:p>, con: “Laois” })</text:p>
          </table:table-cell>
        </table:table-row>
      </table:table>
      <table:table table:name="Sheet27" table:style-name="ta1">
        <table:table-column table:style-name="co89" table:default-cell-style-name="Default"/>
        <table:table-column table:style-name="co118" table:default-cell-style-name="Default"/>
        <table:table-column table:style-name="co56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<text:s/>{ name: “Limerick City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10" office:value-type="string" calcext:value-type="string">
            <text:p>“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2.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75568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357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46761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9353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Willie O'Dea”, gender: “Male”, party: “FF”, status: “elected”</text:p>
          </table:table-cell>
          <table:table-cell office:value-type="string" calcext:value-type="string">
            <text:p>, con: “Limerick Cit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urice Quinlivan”, gender: “Male”, party: “SF”, status: “elected”</text:p>
          </table:table-cell>
          <table:table-cell office:value-type="string" calcext:value-type="string">
            <text:p>, con: “Limerick Cit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ael Noonan”, gender: “Male”, party: “FG”, status: “elected”</text:p>
          </table:table-cell>
          <table:table-cell office:value-type="string" calcext:value-type="string">
            <text:p>, con: “Limerick Cit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an O'Sullivan”, gender: “Female”, party: “LAB”, status: “elected”</text:p>
          </table:table-cell>
          <table:table-cell office:value-type="string" calcext:value-type="string">
            <text:p>, con: “Limerick Cit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Kieran O'Donnell”, gender: “Male”, party: “FG”, status: “excluded”</text:p>
          </table:table-cell>
          <table:table-cell office:value-type="string" calcext:value-type="string">
            <text:p>, con: “Limerick Cit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ian Prendiville”, gender: “Male”, party: “AAA-PBP”, status: “excluded”</text:p>
          </table:table-cell>
          <table:table-cell office:value-type="string" calcext:value-type="string">
            <text:p>, con: “Limerick Cit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arah Jane Hennelly”, gender: “Female”, party: “SD”, status: “excluded”</text:p>
          </table:table-cell>
          <table:table-cell office:value-type="string" calcext:value-type="string">
            <text:p>, con: “Limerick Cit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ames Gaffney”, gender: “Male”, party: “GP”, status: “excluded”</text:p>
          </table:table-cell>
          <table:table-cell office:value-type="string" calcext:value-type="string">
            <text:p>, con: “Limerick Cit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ora Bennis”, gender: “Female”, party: “CD”, status: “excluded”</text:p>
          </table:table-cell>
          <table:table-cell office:value-type="string" calcext:value-type="string">
            <text:p>, con: “Limerick Cit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esmond J Hayes”, gender: “Male”, party: “IND”, status: “excluded”</text:p>
          </table:table-cell>
          <table:table-cell office:value-type="string" calcext:value-type="string">
            <text:p>, con: “Limerick Cit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enis Riordan”, gender: “Male”, party: “IND”, status: “excluded”</text:p>
          </table:table-cell>
          <table:table-cell office:value-type="string" calcext:value-type="string">
            <text:p>, con: “Limerick City” })</text:p>
          </table:table-cell>
        </table:table-row>
      </table:table>
      <table:table table:name="Sheet28" table:style-name="ta1">
        <table:table-column table:style-name="co89" table:default-cell-style-name="Default"/>
        <table:table-column table:style-name="co133" table:default-cell-style-name="Default"/>
        <table:table-column table:style-name="co69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<text:s/>{ name: “Limerick County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10" office:value-type="string" calcext:value-type="string">
            <text:p>“3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6.2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67633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336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44412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1104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Niall Collins”, gender: “Male”, party: “FF”, status: “elected”</text:p>
          </table:table-cell>
          <table:table-cell office:value-type="string" calcext:value-type="string">
            <text:p>, con: “Limerick Count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om Neville”, gender: “Male”, party: “FG”, status: “elected”</text:p>
          </table:table-cell>
          <table:table-cell office:value-type="string" calcext:value-type="string">
            <text:p>, con: “Limerick Count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trick O'Donovan”, gender: “Male”, party: “FG”, status: “elected”</text:p>
          </table:table-cell>
          <table:table-cell office:value-type="string" calcext:value-type="string">
            <text:p>, con: “Limerick Count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Emmett O'Brien”, gender: “Male”, party: “IND”, status: “excluded”</text:p>
          </table:table-cell>
          <table:table-cell office:value-type="string" calcext:value-type="string">
            <text:p>, con: “Limerick Count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ames Heffernan”, gender: “Male”, party: “SD”, status: “excluded”</text:p>
          </table:table-cell>
          <table:table-cell office:value-type="string" calcext:value-type="string">
            <text:p>, con: “Limerick Count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eamus Browne”, gender: “Male”, party: “SF”, status: “excluded”</text:p>
          </table:table-cell>
          <table:table-cell office:value-type="string" calcext:value-type="string">
            <text:p>, con: “Limerick Count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Richard O'Donoghue”, gender: “Male”, party: “IND”, status: “excluded”</text:p>
          </table:table-cell>
          <table:table-cell office:value-type="string" calcext:value-type="string">
            <text:p>, con: “Limerick Count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lexander Cosgrave”, gender: “Male”, party: “GP”, status: “excluded”</text:p>
          </table:table-cell>
          <table:table-cell office:value-type="string" calcext:value-type="string">
            <text:p>, con: “Limerick Count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rk Keogh”, gender: “Male”, party: “DDI”, status: “excluded”</text:p>
          </table:table-cell>
          <table:table-cell office:value-type="string" calcext:value-type="string">
            <text:p>, con: “Limerick Count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hn O'Gorman”, gender: “Male”, party: “IND”, status: “excluded”</text:p>
          </table:table-cell>
          <table:table-cell office:value-type="string" calcext:value-type="string">
            <text:p>, con: “Limerick County” })</text:p>
          </table:table-cell>
        </table:table-row>
      </table:table>
      <table:table table:name="Sheet29" table:style-name="ta1">
        <table:table-column table:style-name="co53" table:default-cell-style-name="Default"/>
        <table:table-column table:style-name="co138" table:default-cell-style-name="Default"/>
        <table:table-column table:style-name="co139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<text:s/>{ name: “Longford-Westmeath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12" office:value-type="string" calcext:value-type="string">
            <text:p>“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2.5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89241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570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55246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1050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Robert Troy”, gender: “Male”, party: “FF”, status: “elected”</text:p>
          </table:table-cell>
          <table:table-cell office:value-type="string" calcext:value-type="string">
            <text:p>, con: “Longford-Westmea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eter Burke”, gender: “Male”, party: “FG”, status: “elected”</text:p>
          </table:table-cell>
          <table:table-cell office:value-type="string" calcext:value-type="string">
            <text:p>, con: “Longford-Westmea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Kevin 'Boxer' Moran”, gender: “Male”, party: “IA”, status: “elected”</text:p>
          </table:table-cell>
          <table:table-cell office:value-type="string" calcext:value-type="string">
            <text:p>, con: “Longford-Westmea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Willie Penrose”, gender: “Male”, party: “LAB”, status: “elected”</text:p>
          </table:table-cell>
          <table:table-cell office:value-type="string" calcext:value-type="string">
            <text:p>, con: “Longford-Westmea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ul Hogan”, gender: “Male”, party: “SF”, status: “excluded”</text:p>
          </table:table-cell>
          <table:table-cell office:value-type="string" calcext:value-type="string">
            <text:p>, con: “Longford-Westmea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ames Bannon”, gender: “Male”, party: “FG”, status: “excluded”</text:p>
          </table:table-cell>
          <table:table-cell office:value-type="string" calcext:value-type="string">
            <text:p>, con: “Longford-Westmea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onnie Gerety-Quinn”, gender: “Female”, party: “FF”, status: “excluded”</text:p>
          </table:table-cell>
          <table:table-cell office:value-type="string" calcext:value-type="string">
            <text:p>, con: “Longford-Westmea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ames Morgan”, gender: “Male”, party: “IA”, status: “excluded”</text:p>
          </table:table-cell>
          <table:table-cell office:value-type="string" calcext:value-type="string">
            <text:p>, con: “Longford-Westmea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Gabrielle McFadden”, gender: “Female”, party: “FG”, status: “excluded”</text:p>
          </table:table-cell>
          <table:table-cell office:value-type="string" calcext:value-type="string">
            <text:p>, con: “Longford-Westmea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e Sexton”, gender: “Female”, party: “IND”, status: “excluded”</text:p>
          </table:table-cell>
          <table:table-cell office:value-type="string" calcext:value-type="string">
            <text:p>, con: “Longford-Westmea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nchán Magan”, gender: “Male”, party: “GP”, status: “excluded”</text:p>
          </table:table-cell>
          <table:table-cell office:value-type="string" calcext:value-type="string">
            <text:p>, con: “Longford-Westmea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Brian Fagan”, gender: “Male”, party: “IA”, status: “excluded”</text:p>
          </table:table-cell>
          <table:table-cell office:value-type="string" calcext:value-type="string">
            <text:p>, con: “Longford-Westmea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oel McKervey”, gender: “Male”, party: “CD”, status: “excluded”</text:p>
          </table:table-cell>
          <table:table-cell office:value-type="string" calcext:value-type="string">
            <text:p>, con: “Longford-Westmea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ominic Parker”, gender: “Male”, party: “AAA-PBP”, status: “excluded”</text:p>
          </table:table-cell>
          <table:table-cell office:value-type="string" calcext:value-type="string">
            <text:p>, con: “Longford-Westmea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Barbara Smyth”, gender: “Female”, party: “IND“, status: “excluded”</text:p>
          </table:table-cell>
          <table:table-cell office:value-type="string" calcext:value-type="string">
            <text:p>, con: “Longford-Westmea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ames Miller”, gender: “Male”, party: “IND”, status: “excluded”</text:p>
          </table:table-cell>
          <table:table-cell office:value-type="string" calcext:value-type="string">
            <text:p>, con: “Longford-Westmea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tephanie Healy”, gender: “Female”, party: “DDI”, status: “excluded”</text:p>
          </table:table-cell>
          <table:table-cell office:value-type="string" calcext:value-type="string">
            <text:p>, con: “Longford-Westmea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onal Jackson”, gender: “Male”, party: “IND”, status: “excluded”</text:p>
          </table:table-cell>
          <table:table-cell office:value-type="string" calcext:value-type="string">
            <text:p>, con: “Longford-Westmeath” })</text:p>
          </table:table-cell>
        </table:table-row>
      </table:table>
      <table:table table:name="Sheet31" table:style-name="ta1">
        <table:table-column table:style-name="co53" table:default-cell-style-name="Default"/>
        <table:table-column table:style-name="co140" table:default-cell-style-name="Default"/>
        <table:table-column table:style-name="co141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<text:s/>{ name: “Louth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12" office:value-type="string" calcext:value-type="string">
            <text:p>“5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5.2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104696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749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67529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1255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Imelda Munster”, gender: “Female”, party: “SF”, status: “elected”</text:p>
          </table:table-cell>
          <table:table-cell office:value-type="string" calcext:value-type="string">
            <text:p>, con: “L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eclan Breathnach”, gender: “Male”, party: “FF”, status: “elected”</text:p>
          </table:table-cell>
          <table:table-cell office:value-type="string" calcext:value-type="string">
            <text:p>, con: “L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Gerry Adams”, gender: “Male”, party: “SF”, status: “elected”</text:p>
          </table:table-cell>
          <table:table-cell office:value-type="string" calcext:value-type="string">
            <text:p>, con: “L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Fergus O'Dowd”, gender: “Male”, party: “FG”, status: “elected”</text:p>
          </table:table-cell>
          <table:table-cell office:value-type="string" calcext:value-type="string">
            <text:p>, con: “L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eter Fitzpatrick”, gender: “Male”, party: “FG”, status: “elected”</text:p>
          </table:table-cell>
          <table:table-cell office:value-type="string" calcext:value-type="string">
            <text:p>, con: “L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Ged Nash”, gender: “Male”, party: “LAB”, status: “excluded”</text:p>
          </table:table-cell>
          <table:table-cell office:value-type="string" calcext:value-type="string">
            <text:p>, con: “L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Garrett Weldon”, gender: “Male”, party: “AAA-PBP”, status: “excluded”</text:p>
          </table:table-cell>
          <table:table-cell office:value-type="string" calcext:value-type="string">
            <text:p>, con: “L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Kevin Callan”, gender: “Male”, party: “IA”, status: “excluded”</text:p>
          </table:table-cell>
          <table:table-cell office:value-type="string" calcext:value-type="string">
            <text:p>, con: “L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rk Dearey”, gender: “Male”, party: “GP”, status: “excluded”</text:p>
          </table:table-cell>
          <table:table-cell office:value-type="string" calcext:value-type="string">
            <text:p>, con: “L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Emma Coffey”, gender: “Female”, party: “FF”, status: “excluded”</text:p>
          </table:table-cell>
          <table:table-cell office:value-type="string" calcext:value-type="string">
            <text:p>, con: “L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eve Yore”, gender: “Female”, party: “IA”, status: “excluded”</text:p>
          </table:table-cell>
          <table:table-cell office:value-type="string" calcext:value-type="string">
            <text:p>, con: “L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ael O'Dowd”, gender: “Male”, status: “RN”, status: “excluded”</text:p>
          </table:table-cell>
          <table:table-cell office:value-type="string" calcext:value-type="string">
            <text:p>, con: “L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ry Moran”, gender: “Female”, party: “LAB”, status: “excluded”</text:p>
          </table:table-cell>
          <table:table-cell office:value-type="string" calcext:value-type="string">
            <text:p>, con: “L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nthony Connor”, gender: “Male”, party: “DDI”, status: “excluded”</text:p>
          </table:table-cell>
          <table:table-cell office:value-type="string" calcext:value-type="string">
            <text:p>, con: “L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avid Bradley”, gender: “Male”, party: “IND”, status: “excluded”</text:p>
          </table:table-cell>
          <table:table-cell office:value-type="string" calcext:value-type="string">
            <text:p>, con: “L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t Greene”, gender: “Male”, party: “DDI”, status: “excluded”</text:p>
          </table:table-cell>
          <table:table-cell office:value-type="string" calcext:value-type="string">
            <text:p>, con: “Louth” })</text:p>
          </table:table-cell>
        </table:table-row>
      </table:table>
      <table:table table:name="Sheet32" table:style-name="ta1">
        <table:table-column table:style-name="co69" table:default-cell-style-name="Default"/>
        <table:table-column table:style-name="co142" table:default-cell-style-name="Default"/>
        <table:table-column table:style-name="co143" table:default-cell-style-name="Default"/>
        <table:table-row table:style-name="ro1">
          <table:table-cell office:value-type="string" calcext:value-type="string">
            <text:p><text:s/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<text:s/>{ name: “Mayo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12" office:value-type="string" calcext:value-type="string">
            <text:p>“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9.1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92958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600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63646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2730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Enda Kenny”, gender: “Male”, party: “FG”, status: “elected”</text:p>
          </table:table-cell>
          <table:table-cell office:value-type="string" calcext:value-type="string">
            <text:p>, con: “Mayo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ael Ring”, gender: “Male”, party: “FG”, status: “elected”</text:p>
          </table:table-cell>
          <table:table-cell office:value-type="string" calcext:value-type="string">
            <text:p>, con: “Mayo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ara Calleary”, gender: “Male”, party: “FF”, status: “elected”</text:p>
          </table:table-cell>
          <table:table-cell office:value-type="string" calcext:value-type="string">
            <text:p>, con: “Mayo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Lisa Chambers”, gender: “Female”, party: “FF”, status: “elected”</text:p>
          </table:table-cell>
          <table:table-cell office:value-type="string" calcext:value-type="string">
            <text:p>, con: “Mayo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elle Mulherin”, gender: “Female”, party: “FG”, status: “excluded”</text:p>
          </table:table-cell>
          <table:table-cell office:value-type="string" calcext:value-type="string">
            <text:p>, con: “Mayo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Rose Conway-Walsh”, gender: “Female”, party: “SF”, status: “excluded”</text:p>
          </table:table-cell>
          <table:table-cell office:value-type="string" calcext:value-type="string">
            <text:p>, con: “Mayo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erry Cowley”, gender: “Male”, party: “IND”, status: “excluded”</text:p>
          </table:table-cell>
          <table:table-cell office:value-type="string" calcext:value-type="string">
            <text:p>, con: “Mayo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ael Farrington”, gender: “Male”, party: “RN”, status: “excluded”</text:p>
          </table:table-cell>
          <table:table-cell office:value-type="string" calcext:value-type="string">
            <text:p>, con: “Mayo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rgaret Sheehan”, gender: “Female”, party: “GP”, status: “excluded”</text:p>
          </table:table-cell>
          <table:table-cell office:value-type="string" calcext:value-type="string">
            <text:p>, con: “Mayo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om Moran”, gender: “Male”, party: “AAA-PBP”, status: “excluded”</text:p>
          </table:table-cell>
          <table:table-cell office:value-type="string" calcext:value-type="string">
            <text:p>, con: “Mayo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George O'Malley”, gender:”Male”, party: “IND”, status: “excluded”</text:p>
          </table:table-cell>
          <table:table-cell office:value-type="string" calcext:value-type="string">
            <text:p>, con: “Mayo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eter Jordan”, gender: “Male”, party: “IND”, status: “excluded”</text:p>
          </table:table-cell>
          <table:table-cell office:value-type="string" calcext:value-type="string">
            <text:p>, con: “Mayo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tephen Manning”, gender: “Male”, party: “IND”, status: “excluded”</text:p>
          </table:table-cell>
          <table:table-cell office:value-type="string" calcext:value-type="string">
            <text:p>, con: “Mayo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ohammad Kamal Uddin”, gender: “Male”, party: “IND”, status: “excluded”</text:p>
          </table:table-cell>
          <table:table-cell office:value-type="string" calcext:value-type="string">
            <text:p>, con: “Mayo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Gerry O'Boyle”, gender: “Male”, party: “IND”, status: “excluded”</text:p>
          </table:table-cell>
          <table:table-cell office:value-type="string" calcext:value-type="string">
            <text:p>, con: “Mayo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ean Forkin”, gender: “Male”, party: “IND”, status: “excluded”</text:p>
          </table:table-cell>
          <table:table-cell office:value-type="string" calcext:value-type="string">
            <text:p>, con: “Mayo” })</text:p>
          </table:table-cell>
        </table:table-row>
      </table:table>
      <table:table table:name="Sheet33" table:style-name="ta1"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row table:style-name="ro1">
          <table:table-cell office:value-type="string" calcext:value-type="string">
            <text:p>MATCH(c:</text:p>
          </table:table-cell>
          <table:table-cell office:value-type="string" calcext:value-type="string">
            <text:p>Constituency</text:p>
          </table:table-cell>
          <table:table-cell office:value-type="string" calcext:value-type="string">
            <text:p>{name: “</text:p>
          </table:table-cell>
          <table:table-cell office:value-type="string" calcext:value-type="string">
            <text:p>Meath East”})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ET c.seatsFilled = </text:p>
          </table:table-cell>
          <table:table-cell table:style-name="ce3" office:value-type="string" calcext:value-type="string">
            <text:p>“3”</text:p>
          </table:table-cell>
          <table:table-cell table:style-name="ce1" office:value-type="string" calcext:value-type="string">
            <text:p>,</text:p>
          </table:table-cell>
          <table:table-cell/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3.5”</text:p>
          </table:table-cell>
          <table:table-cell table:style-name="ce2" office:value-type="string" calcext:value-type="string">
            <text:p>,</text:p>
          </table:table-cell>
          <table:table-cell/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65588”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240”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41388”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0348”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Thomas Byrne” , gender: “Male”, party: “FF”, status: “elected”, con: “Meath East”</text:p>
          </table:table-cell>
          <table:table-cell office:value-type="string" calcext:value-type="string">
            <text:p>}),</text:p>
          </table:table-cell>
          <table:table-cell/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Helen McEntee”, gender: “Female”, party: ”FG”, status: “elected”, con: “Meath East”</text:p>
          </table:table-cell>
          <table:table-cell office:value-type="string" calcext:value-type="string">
            <text:p>}),</text:p>
          </table:table-cell>
          <table:table-cell/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Regina Doherty”, gender: “Female”, party: “FG”, status: “elected”, con: “Meath East”</text:p>
          </table:table-cell>
          <table:table-cell office:value-type="string" calcext:value-type="string">
            <text:p>}),</text:p>
          </table:table-cell>
          <table:table-cell/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arren O'Rourke”, gender: “Male”, party: “SF”, status: “excluded”, con: “Meath East”</text:p>
          </table:table-cell>
          <table:table-cell office:value-type="string" calcext:value-type="string">
            <text:p>}),</text:p>
          </table:table-cell>
          <table:table-cell/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e Bonner”, gender: “Male”, party: “IA”, status: “excluded”, con: “Meath East”</text:p>
          </table:table-cell>
          <table:table-cell office:value-type="string" calcext:value-type="string">
            <text:p>}),</text:p>
          </table:table-cell>
          <table:table-cell/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ominic Hannigan”, gender: “Male”, party: “LAB”, status: “excluded”, con: “Meath East”</text:p>
          </table:table-cell>
          <table:table-cell office:value-type="string" calcext:value-type="string">
            <text:p>}),</text:p>
          </table:table-cell>
          <table:table-cell/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isling O'Neill”, gender: “Female”, party: “SD”, status: “excluded”, con: “Meath East”</text:p>
          </table:table-cell>
          <table:table-cell office:value-type="string" calcext:value-type="string">
            <text:p>}),</text:p>
          </table:table-cell>
          <table:table-cell/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haron Keogan” , gender: “Female”, party: “IND”, status: “excluded”, con: “Meath East”</text:p>
          </table:table-cell>
          <table:table-cell office:value-type="string" calcext:value-type="string">
            <text:p>}),</text:p>
          </table:table-cell>
          <table:table-cell/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Ben Gilroy”, gender: “Male”, party: “DDI”, status: “excluded”, con: “Meath East”</text:p>
          </table:table-cell>
          <table:table-cell office:value-type="string" calcext:value-type="string">
            <text:p>}),</text:p>
          </table:table-cell>
          <table:table-cell/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eán Ó Buachalla”, gender: “Male”, party: “GP”, status: “excluded”, con: “Meath East”</text:p>
          </table:table-cell>
          <table:table-cell office:value-type="string" calcext:value-type="string">
            <text:p>}),</text:p>
          </table:table-cell>
          <table:table-cell/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arah Tyrrell” , gender: “Female”, party: “RN”, status: “excluded”, con: “Meath East”</text:p>
          </table:table-cell>
          <table:table-cell office:value-type="string" calcext:value-type="string">
            <text:p>}),</text:p>
          </table:table-cell>
          <table:table-cell/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éamus McDonagh”, gender: “Male”, party: “WP”, status: “excluded” , con: “Meath East”</text:p>
          </table:table-cell>
          <table:table-cell office:value-type="string" calcext:value-type="string">
            <text:p>});</text:p>
          </table:table-cell>
          <table:table-cell/>
        </table:table-row>
      </table:table>
      <table:table table:name="Sheet34" table:style-name="ta1">
        <table:table-column table:style-name="co99" table:default-cell-style-name="Default"/>
        <table:table-column table:style-name="co144" table:default-cell-style-name="Default"/>
        <table:table-column table:style-name="co145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<text:s/>{ name: “Meath West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12" office:value-type="string" calcext:value-type="string">
            <text:p>“3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0.2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64600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315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38605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9652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Shane Cassells”, gender: “Male”, party: “FF”, status: “elected”</text:p>
          </table:table-cell>
          <table:table-cell office:value-type="string" calcext:value-type="string">
            <text:p>, con: “Meath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amien English”, gender: “Male”, party: “FG”, status: “elected”</text:p>
          </table:table-cell>
          <table:table-cell office:value-type="string" calcext:value-type="string">
            <text:p>, con: “Meath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eadar Tóibín”, gender: “Male”, party: “SF”, status: “elected”</text:p>
          </table:table-cell>
          <table:table-cell office:value-type="string" calcext:value-type="string">
            <text:p>, con: “Meath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Ray Butler”, gender: “Male”, party: “FG”, status: “excluded”</text:p>
          </table:table-cell>
          <table:table-cell office:value-type="string" calcext:value-type="string">
            <text:p>, con: “Meath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revor Golden”, gender: “Male”, party: “IND”, status: “excluded”</text:p>
          </table:table-cell>
          <table:table-cell office:value-type="string" calcext:value-type="string">
            <text:p>, con: “Meath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eamus McMenamin”, gender: “Male”, party: “GP”, status: “excluded”</text:p>
          </table:table-cell>
          <table:table-cell office:value-type="string" calcext:value-type="string">
            <text:p>, con: “Meath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lan Lawes”, gender: “Male”, party: “DDI”, status: “excluded”</text:p>
          </table:table-cell>
          <table:table-cell office:value-type="string" calcext:value-type="string">
            <text:p>, con: “Meath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racy McElhinney”, gender: “Female”, party: “LAB”, status: “excluded”</text:p>
          </table:table-cell>
          <table:table-cell office:value-type="string" calcext:value-type="string">
            <text:p>, con: “Meath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hn Malone”, gender: “Male”, party: “IND”, status: “excluded”</text:p>
          </table:table-cell>
          <table:table-cell office:value-type="string" calcext:value-type="string">
            <text:p>, con: “Meath West” })</text:p>
          </table:table-cell>
        </table:table-row>
      </table:table>
      <table:table table:name="Sheet35" table:style-name="ta1">
        <table:table-column table:style-name="co86" table:default-cell-style-name="Default"/>
        <table:table-column table:style-name="co146" table:default-cell-style-name="Default"/>
        <table:table-column table:style-name="co147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<text:s/>{ name: “Offaly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12" office:value-type="string" calcext:value-type="string">
            <text:p>“3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7.7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65636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411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4403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1009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Barry Cowen”, gender: “Male”, party: “FF”, status: “elected”</text:p>
          </table:table-cell>
          <table:table-cell office:value-type="string" calcext:value-type="string">
            <text:p>, con: “Offal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rcella Corcoran-Kennedy”, gender: “Female”, party: “FG”, status: “elected”</text:p>
          </table:table-cell>
          <table:table-cell office:value-type="string" calcext:value-type="string">
            <text:p>, con: “Offal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arol Nolan”, gender: “Female”, party: “SF”, status: “elected”</text:p>
          </table:table-cell>
          <table:table-cell office:value-type="string" calcext:value-type="string">
            <text:p>, con: “Offal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Eddie Fitzpatrick”, gender: “Male”, party: “FF”, status: “excluded”</text:p>
          </table:table-cell>
          <table:table-cell office:value-type="string" calcext:value-type="string">
            <text:p>, con: “Offal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hn Leahy”, gender: “Male”, party: “RN”, status: “excluded”</text:p>
          </table:table-cell>
          <table:table-cell office:value-type="string" calcext:value-type="string">
            <text:p>, con: “Offal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e Hannigan”, gender: “Male”, party: “IND”, status: “excluded”</text:p>
          </table:table-cell>
          <table:table-cell office:value-type="string" calcext:value-type="string">
            <text:p>, con: “Offal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hn Foley”, gender: “Male”, party: “IA”, status: “excluded”</text:p>
          </table:table-cell>
          <table:table-cell office:value-type="string" calcext:value-type="string">
            <text:p>, con: “Offal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Ken Smollen”, gender: “Male”, party: “IDP”, status: “excluded”</text:p>
          </table:table-cell>
          <table:table-cell office:value-type="string" calcext:value-type="string">
            <text:p>, con: “Offal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eresa Ryan-Feehan”, gender: “Female”, party: “IND”, status: “excluded”</text:p>
          </table:table-cell>
          <table:table-cell office:value-type="string" calcext:value-type="string">
            <text:p>, con: “Offal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Kate Bopp”, gender: “Female”, party: “IND”, status: “excluded”</text:p>
          </table:table-cell>
          <table:table-cell office:value-type="string" calcext:value-type="string">
            <text:p>, con: “Offal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hristopher Fettes”, gender: “Male”, party: “GP”, status: “excluded”</text:p>
          </table:table-cell>
          <table:table-cell office:value-type="string" calcext:value-type="string">
            <text:p>, con: “Offaly” })</text:p>
          </table:table-cell>
        </table:table-row>
      </table:table>
      <table:table table:name="Sheet36" table:style-name="ta1">
        <table:table-column table:style-name="co117" table:default-cell-style-name="Default"/>
        <table:table-column table:style-name="co148" table:default-cell-style-name="Default"/>
        <table:table-column table:style-name="co96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<text:s/>{ name: “Roscommon-Galway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12" office:value-type="string" calcext:value-type="string">
            <text:p>“3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71.6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64235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315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45680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1421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Denis Naughten”, gender: “Male”, party: “IND”, status: “elected”</text:p>
          </table:table-cell>
          <table:table-cell office:value-type="string" calcext:value-type="string">
            <text:p>, con: “Roscommon-Galwa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ael Fitzmaurice”, gender: “Male”, party: “IA”, status: “elected”</text:p>
          </table:table-cell>
          <table:table-cell office:value-type="string" calcext:value-type="string">
            <text:p>, con: “Roscommon-Galwa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Eugene Murphy”, gender: “Male”, party: “FF”, status: “elected”</text:p>
          </table:table-cell>
          <table:table-cell office:value-type="string" calcext:value-type="string">
            <text:p>, con: “Roscommon-Galwa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ura Hopkins”, gender: “Female”, party: “FG”, status: “excluded”</text:p>
          </table:table-cell>
          <table:table-cell office:value-type="string" calcext:value-type="string">
            <text:p>, con: “Roscommon-Galwa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laire Kerrane”, gender: “Female”, party: “SF”, status: “excluded”</text:p>
          </table:table-cell>
          <table:table-cell office:value-type="string" calcext:value-type="string">
            <text:p>, con: “Roscommon-Galwa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hane Curran”, gender: “Male”, party: “FF”, status: “excluded”</text:p>
          </table:table-cell>
          <table:table-cell office:value-type="string" calcext:value-type="string">
            <text:p>, con: “Roscommon-Galwa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hn Kelly”, gender: “Male”, party: “LAB”, status: “excluded”</text:p>
          </table:table-cell>
          <table:table-cell office:value-type="string" calcext:value-type="string">
            <text:p>, con: “Roscommon-Galwa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Eddie Conroy”, gender: “Male”, party: “AAA-PBP”, status: “excluded”</text:p>
          </table:table-cell>
          <table:table-cell office:value-type="string" calcext:value-type="string">
            <text:p>, con: “Roscommon-Galwa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nne Farrell”, gender: “Female”, party: “RN“, status: “excluded”</text:p>
          </table:table-cell>
          <table:table-cell office:value-type="string" calcext:value-type="string">
            <text:p>, con: “Roscommon-Galwa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riam Hennesy”, gender: “Female”, party: “GP”, status: “excluded”</text:p>
          </table:table-cell>
          <table:table-cell office:value-type="string" calcext:value-type="string">
            <text:p>, con: “Roscommon-Galwa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ony Coleman”, gender: “Male”, party: “IND”, status: “excluded”</text:p>
          </table:table-cell>
          <table:table-cell office:value-type="string" calcext:value-type="string">
            <text:p>, con: “Roscommon-Galwa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homas Declan Fallon”, gender: “Male”, party: “IND”, status: “excluded”</text:p>
          </table:table-cell>
          <table:table-cell office:value-type="string" calcext:value-type="string">
            <text:p>, con: “Roscommon-Galway” })</text:p>
          </table:table-cell>
        </table:table-row>
      </table:table>
      <table:table table:name="Sheet37" table:style-name="ta1">
        <table:table-column table:style-name="co149" table:default-cell-style-name="Default"/>
        <table:table-column table:style-name="co150" table:default-cell-style-name="Default"/>
        <table:table-column table:style-name="co151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<text:s/>{ name: “Sligo-Leitrim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12" office:value-type="string" calcext:value-type="string">
            <text:p>“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5.6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95911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560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62335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2468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Martin Kenny”, gender: “Male”, party: “SF”, status: “elected”</text:p>
          </table:table-cell>
          <table:table-cell office:value-type="string" calcext:value-type="string">
            <text:p>, con: “Sligo-Leitrim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rc MacSharry”, gender: “Male”, party: “FF”, status: “elected”</text:p>
          </table:table-cell>
          <table:table-cell office:value-type="string" calcext:value-type="string">
            <text:p>, con: “Sligo-Leitrim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ony McLoughlin”, gender: “Male”, party: “FG”, status: “elected”</text:p>
          </table:table-cell>
          <table:table-cell office:value-type="string" calcext:value-type="string">
            <text:p>, con: “Sligo-Leitrim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Eamon Scanlon”, gender: “Male”, party: “FF”, status:”elected”</text:p>
          </table:table-cell>
          <table:table-cell office:value-type="string" calcext:value-type="string">
            <text:p>, con: “Sligo-Leitrim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Gerry Reynolds”, gender: “Male”, party: “FG”, status: “excluded”</text:p>
          </table:table-cell>
          <table:table-cell office:value-type="string" calcext:value-type="string">
            <text:p>, con: “Sligo-Leitrim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hris MacManus”, gender: “Male”, party: “SF“, status: “excluded”</text:p>
          </table:table-cell>
          <table:table-cell office:value-type="string" calcext:value-type="string">
            <text:p>, con: “Sligo-Leitrim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ddy O'Rourke”, gender: “Male”, party: “FF”, status: “excluded”</text:p>
          </table:table-cell>
          <table:table-cell office:value-type="string" calcext:value-type="string">
            <text:p>, con: “Sligo-Leitrim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eclan Bree”, gender: “Male”, party: “IND”, status: “excluded”</text:p>
          </table:table-cell>
          <table:table-cell office:value-type="string" calcext:value-type="string">
            <text:p>, con: “Sligo-Leitrim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hn Perry”, gender: “Male”, party: “FG”, status: “excluded”</text:p>
          </table:table-cell>
          <table:table-cell office:value-type="string" calcext:value-type="string">
            <text:p>, con: “Sligo-Leitrim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rie Casserly”, gender: “Female”, party: “IA”, status: “excluded”</text:p>
          </table:table-cell>
          <table:table-cell office:value-type="string" calcext:value-type="string">
            <text:p>, con: “Sligo-Leitrim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usan O'Keeffe”, gender: “Female”, party: “LAB”, status: “excluded”</text:p>
          </table:table-cell>
          <table:table-cell office:value-type="string" calcext:value-type="string">
            <text:p>, con: “Sligo-Leitrim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igel Gallagher”, gender: “Male”, party: “AAA-PBP”, status: “excluded”</text:p>
          </table:table-cell>
          <table:table-cell office:value-type="string" calcext:value-type="string">
            <text:p>, con: “Sligo-Leitrim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Bernie O'Hara”, gender: “Female”, party: “IND”, status: “excluded”</text:p>
          </table:table-cell>
          <table:table-cell office:value-type="string" calcext:value-type="string">
            <text:p>, con: “Sligo-Leitrim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es Guckian”, gender: “Male”, party: “IND”, status: “excluded”</text:p>
          </table:table-cell>
          <table:table-cell office:value-type="string" calcext:value-type="string">
            <text:p>, con: “Sligo-Leitrim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Finbarr Filan”, gender: “Male”, party: “RN”, status: “excluded”</text:p>
          </table:table-cell>
          <table:table-cell office:value-type="string" calcext:value-type="string">
            <text:p>, con: “Sligo-Leitrim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Leslie O'Hora”, gender: “Female”, party: “GP”, status: “excluded”</text:p>
          </table:table-cell>
          <table:table-cell office:value-type="string" calcext:value-type="string">
            <text:p>, con: “Sligo-Leitrim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Eamon Murray”, gender: “Male”, party: “IND”, status: “excluded”</text:p>
          </table:table-cell>
          <table:table-cell office:value-type="string" calcext:value-type="string">
            <text:p>, con: “Sligo-Leitrim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Bernard Sweeney”, gender: “Male”, party: “IND”, status: “excluded”</text:p>
          </table:table-cell>
          <table:table-cell office:value-type="string" calcext:value-type="string">
            <text:p>, con: “Sligo-Leitrim” })</text:p>
          </table:table-cell>
        </table:table-row>
      </table:table>
      <table:table table:name="Sheet38" table:style-name="ta1">
        <table:table-column table:style-name="co86" table:default-cell-style-name="Default"/>
        <table:table-column table:style-name="co152" table:default-cell-style-name="Default"/>
        <table:table-column table:style-name="co153" table:default-cell-style-name="Default"/>
        <table:table-row table:style-name="ro1">
          <table:table-cell/>
          <table:table-cell office:value-type="string" calcext:value-type="string">
            <text:p>Constituency</text:p>
          </table:table-cell>
          <table:table-cell office:value-type="string" calcext:value-type="string">
            <text:p>Tipperary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/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ast count completed: 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/>
          <table:table-cell table:style-name="ce12" office:value-type="date" office:date-value="2016-05-05" calcext:value-type="date">
            <text:p>05/05/1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/>
          <table:table-cell table:style-name="ce14" office:value-type="percentage" office:value="0.698" calcext:value-type="percentage">
            <text:p>69.80%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/>
          <table:table-cell office:value-type="float" office:value="112615" calcext:value-type="float">
            <text:p>11261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/>
          <table:table-cell office:value-type="float" office:value="646" calcext:value-type="float">
            <text:p>64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/>
          <table:table-cell office:value-type="float" office:value="77948" calcext:value-type="float">
            <text:p>7794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/>
          <table:table-cell office:value-type="float" office:value="12992" calcext:value-type="float">
            <text:p>1299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Jackie Cahill , FF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unt 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/>
          <table:table-cell office:value-type="float" office:value="15062" calcext:value-type="float">
            <text:p>1506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ichael Lowry , IN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/>
          <table:table-cell office:value-type="float" office:value="13064" calcext:value-type="float">
            <text:p>1306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ttie McGrath , IN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unt 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/>
          <table:table-cell office:value-type="float" office:value="13064" calcext:value-type="float">
            <text:p>1306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amus Healy , IND Count 7 elect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+845 1287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lan Kelly , LAB Count 7 elect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+683 1175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m Hayes , FG exclud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+494 1043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ichael Smith , FF exclud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amus Morris , SF exclud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oel Coonan , FG exclud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obhán Ambrose , FF exclud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rie Murphy , FG exclud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earóid Fitzgibbon , GP exclud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ichael Dillon , IND excluded </text:p>
          </table:table-cell>
          <table:table-cell/>
        </table:table-row>
      </table:table>
      <table:table table:name="Sheet39" table:style-name="ta1">
        <table:table-column table:style-name="co49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Waterford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9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4-04" calcext:value-type="date">
            <text:p>04/04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37" calcext:value-type="percentage">
            <text:p>63.7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81819" calcext:value-type="float">
            <text:p>81819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51703" calcext:value-type="float">
            <text:p>51703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0341" calcext:value-type="float">
            <text:p>10341</text:p>
          </table:table-cell>
          <table:table-cell/>
        </table:table-row>
        <table:table-row table:style-name="ro1">
          <table:table-cell office:value-type="string" calcext:value-type="string">
            <text:p>John Halligan , IA</text:p>
          </table:table-cell>
          <table:table-cell/>
        </table:table-row>
        <table:table-row table:style-name="ro1">
          <table:table-cell office:value-type="string" calcext:value-type="string">
            <text:p>Count 8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1148" calcext:value-type="float">
            <text:p>11148</text:p>
          </table:table-cell>
          <table:table-cell/>
        </table:table-row>
        <table:table-row table:style-name="ro1">
          <table:table-cell office:value-type="string" calcext:value-type="string">
            <text:p>Mary Butler , FF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0603" calcext:value-type="float">
            <text:p>10603</text:p>
          </table:table-cell>
          <table:table-cell/>
        </table:table-row>
        <table:table-row table:style-name="ro1">
          <table:table-cell office:value-type="string" calcext:value-type="string">
            <text:p>David Cullinane , SF</text:p>
          </table:table-cell>
          <table:table-cell/>
        </table:table-row>
        <table:table-row table:style-name="ro1">
          <table:table-cell office:value-type="string" calcext:value-type="string">
            <text:p>Count 6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0497" calcext:value-type="float">
            <text:p>10497</text:p>
          </table:table-cell>
          <table:table-cell/>
        </table:table-row>
        <table:table-row table:style-name="ro1">
          <table:table-cell office:value-type="string" calcext:value-type="string">
            <text:p>John Deasy , FG Count 9 elected</text:p>
          </table:table-cell>
          <table:table-cell/>
        </table:table-row>
        <table:table-row table:style-name="ro1">
          <table:table-cell office:value-type="string" calcext:value-type="string">
            <text:p>+228 9671</text:p>
          </table:table-cell>
          <table:table-cell/>
        </table:table-row>
        <table:table-row table:style-name="ro1">
          <table:table-cell office:value-type="string" calcext:value-type="string">
            <text:p>Paudie Coffey , FG excluded</text:p>
          </table:table-cell>
          <table:table-cell/>
        </table:table-row>
        <table:table-row table:style-name="ro1">
          <table:table-cell office:value-type="string" calcext:value-type="string">
            <text:p>+158 9104</text:p>
          </table:table-cell>
          <table:table-cell/>
        </table:table-row>
        <table:table-row table:style-name="ro1">
          <table:table-cell office:value-type="string" calcext:value-type="string">
            <text:p>Grace O'Sullivan , GP excluded</text:p>
          </table:table-cell>
          <table:table-cell/>
        </table:table-row>
        <table:table-row table:style-name="ro1">
          <table:table-cell office:value-type="string" calcext:value-type="string">
            <text:p>Ciara Conway , LAB excluded</text:p>
          </table:table-cell>
          <table:table-cell/>
        </table:table-row>
        <table:table-row table:style-name="ro1">
          <table:table-cell office:value-type="string" calcext:value-type="string">
            <text:p>Una Dunphy , AAA-PBP excluded</text:p>
          </table:table-cell>
          <table:table-cell/>
        </table:table-row>
        <table:table-row table:style-name="ro1">
          <table:table-cell office:value-type="string" calcext:value-type="string">
            <text:p>Mailo Power , RN excluded</text:p>
          </table:table-cell>
          <table:table-cell/>
        </table:table-row>
        <table:table-row table:style-name="ro1">
          <table:table-cell office:value-type="string" calcext:value-type="string">
            <text:p>John D. Walsh , IND excluded</text:p>
          </table:table-cell>
          <table:table-cell/>
        </table:table-row>
        <table:table-row table:style-name="ro1">
          <table:table-cell office:value-type="string" calcext:value-type="string">
            <text:p>Edward Quilty , DDI excluded</text:p>
          </table:table-cell>
          <table:table-cell/>
        </table:table-row>
        <table:table-row table:style-name="ro1">
          <table:table-cell office:value-type="string" calcext:value-type="string">
            <text:p>Sheikh Mohiuddin Ahmed , IND excluded </text:p>
          </table:table-cell>
          <table:table-cell/>
        </table:table-row>
      </table:table>
      <table:table table:name="Sheet40" table:style-name="ta1">
        <table:table-column table:style-name="co50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Wexford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14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5-05" calcext:value-type="date">
            <text:p>05/05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59" calcext:value-type="percentage">
            <text:p>65.9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109865" calcext:value-type="float">
            <text:p>109865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691" calcext:value-type="float">
            <text:p>691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71661" calcext:value-type="float">
            <text:p>71661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1944" calcext:value-type="float">
            <text:p>11944</text:p>
          </table:table-cell>
          <table:table-cell/>
        </table:table-row>
        <table:table-row table:style-name="ro1">
          <table:table-cell office:value-type="string" calcext:value-type="string">
            <text:p>Mick Wallace , IND</text:p>
          </table:table-cell>
          <table:table-cell/>
        </table:table-row>
        <table:table-row table:style-name="ro1">
          <table:table-cell office:value-type="string" calcext:value-type="string">
            <text:p>Count 13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3420" calcext:value-type="float">
            <text:p>13420</text:p>
          </table:table-cell>
          <table:table-cell/>
        </table:table-row>
        <table:table-row table:style-name="ro1">
          <table:table-cell office:value-type="string" calcext:value-type="string">
            <text:p>James Browne , FF</text:p>
          </table:table-cell>
          <table:table-cell/>
        </table:table-row>
        <table:table-row table:style-name="ro1">
          <table:table-cell office:value-type="string" calcext:value-type="string">
            <text:p>Count 10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2434" calcext:value-type="float">
            <text:p>12434</text:p>
          </table:table-cell>
          <table:table-cell/>
        </table:table-row>
        <table:table-row table:style-name="ro1">
          <table:table-cell office:value-type="string" calcext:value-type="string">
            <text:p>Brendan Howlin , LAB</text:p>
          </table:table-cell>
          <table:table-cell/>
        </table:table-row>
        <table:table-row table:style-name="ro1">
          <table:table-cell office:value-type="string" calcext:value-type="string">
            <text:p>Count 9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2071" calcext:value-type="float">
            <text:p>12071</text:p>
          </table:table-cell>
          <table:table-cell/>
        </table:table-row>
        <table:table-row table:style-name="ro1">
          <table:table-cell office:value-type="string" calcext:value-type="string">
            <text:p>Michael D'Arcy , FG Count 14 elected</text:p>
          </table:table-cell>
          <table:table-cell/>
        </table:table-row>
        <table:table-row table:style-name="ro1">
          <table:table-cell office:value-type="string" calcext:value-type="string">
            <text:p>+274 11645</text:p>
          </table:table-cell>
          <table:table-cell/>
        </table:table-row>
        <table:table-row table:style-name="ro1">
          <table:table-cell office:value-type="string" calcext:value-type="string">
            <text:p>Paul Kehoe , FG Count 14 elected</text:p>
          </table:table-cell>
          <table:table-cell/>
        </table:table-row>
        <table:table-row table:style-name="ro1">
          <table:table-cell office:value-type="string" calcext:value-type="string">
            <text:p>+111 9704</text:p>
          </table:table-cell>
          <table:table-cell/>
        </table:table-row>
        <table:table-row table:style-name="ro1">
          <table:table-cell office:value-type="string" calcext:value-type="string">
            <text:p>Johnny Mythen , SF excluded</text:p>
          </table:table-cell>
          <table:table-cell/>
        </table:table-row>
        <table:table-row table:style-name="ro1">
          <table:table-cell office:value-type="string" calcext:value-type="string">
            <text:p>+247 9652</text:p>
          </table:table-cell>
          <table:table-cell/>
        </table:table-row>
        <table:table-row table:style-name="ro1">
          <table:table-cell office:value-type="string" calcext:value-type="string">
            <text:p>Malcolm Byrne , FF excluded</text:p>
          </table:table-cell>
          <table:table-cell/>
        </table:table-row>
        <table:table-row table:style-name="ro1">
          <table:table-cell office:value-type="string" calcext:value-type="string">
            <text:p>Ger Carthy , IND excluded</text:p>
          </table:table-cell>
          <table:table-cell/>
        </table:table-row>
        <table:table-row table:style-name="ro1">
          <table:table-cell office:value-type="string" calcext:value-type="string">
            <text:p>Aoife Byrne , FF excluded</text:p>
          </table:table-cell>
          <table:table-cell/>
        </table:table-row>
        <table:table-row table:style-name="ro1">
          <table:table-cell office:value-type="string" calcext:value-type="string">
            <text:p>Leonard Kelly , SD excluded</text:p>
          </table:table-cell>
          <table:table-cell/>
        </table:table-row>
        <table:table-row table:style-name="ro1">
          <table:table-cell office:value-type="string" calcext:value-type="string">
            <text:p>Deirdre Wadding , AAA-PBP excluded</text:p>
          </table:table-cell>
          <table:table-cell/>
        </table:table-row>
        <table:table-row table:style-name="ro1">
          <table:table-cell office:value-type="string" calcext:value-type="string">
            <text:p>John Dwyer , IND excluded</text:p>
          </table:table-cell>
          <table:table-cell/>
        </table:table-row>
        <table:table-row table:style-name="ro1">
          <table:table-cell office:value-type="string" calcext:value-type="string">
            <text:p>Julie Hogan , FG excluded</text:p>
          </table:table-cell>
          <table:table-cell/>
        </table:table-row>
        <table:table-row table:style-name="ro1">
          <table:table-cell office:value-type="string" calcext:value-type="string">
            <text:p>Ann Walsh , GP excluded</text:p>
          </table:table-cell>
          <table:table-cell/>
        </table:table-row>
        <table:table-row table:style-name="ro1">
          <table:table-cell office:value-type="string" calcext:value-type="string">
            <text:p>Caroline Foxe , IND excluded</text:p>
          </table:table-cell>
          <table:table-cell/>
        </table:table-row>
        <table:table-row table:style-name="ro1">
          <table:table-cell office:value-type="string" calcext:value-type="string">
            <text:p>Emmet Moloney , IND excluded</text:p>
          </table:table-cell>
          <table:table-cell/>
        </table:table-row>
        <table:table-row table:style-name="ro1">
          <table:table-cell office:value-type="string" calcext:value-type="string">
            <text:p>David Lloyd , DDI excluded </text:p>
          </table:table-cell>
          <table:table-cell/>
        </table:table-row>
      </table:table>
      <table:table table:name="Sheet41" table:style-name="ta1">
        <table:table-column table:style-name="co49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Wicklow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10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5-05" calcext:value-type="date">
            <text:p>05/05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709" calcext:value-type="percentage">
            <text:p>70.9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97858" calcext:value-type="float">
            <text:p>97858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596" calcext:value-type="float">
            <text:p>596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68804" calcext:value-type="float">
            <text:p>68804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1468" calcext:value-type="float">
            <text:p>11468</text:p>
          </table:table-cell>
          <table:table-cell/>
        </table:table-row>
        <table:table-row table:style-name="ro1">
          <table:table-cell office:value-type="string" calcext:value-type="string">
            <text:p>Stephen Donnelly , SD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4348" calcext:value-type="float">
            <text:p>14348</text:p>
          </table:table-cell>
          <table:table-cell/>
        </table:table-row>
        <table:table-row table:style-name="ro1">
          <table:table-cell office:value-type="string" calcext:value-type="string">
            <text:p>John Brady , SF</text:p>
          </table:table-cell>
          <table:table-cell/>
        </table:table-row>
        <table:table-row table:style-name="ro1">
          <table:table-cell office:value-type="string" calcext:value-type="string">
            <text:p>Count 2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1489" calcext:value-type="float">
            <text:p>11489</text:p>
          </table:table-cell>
          <table:table-cell/>
        </table:table-row>
        <table:table-row table:style-name="ro1">
          <table:table-cell office:value-type="string" calcext:value-type="string">
            <text:p>Simon Harris , FG</text:p>
          </table:table-cell>
          <table:table-cell/>
        </table:table-row>
        <table:table-row table:style-name="ro1">
          <table:table-cell office:value-type="string" calcext:value-type="string">
            <text:p>Count 2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1468" calcext:value-type="float">
            <text:p>11468</text:p>
          </table:table-cell>
          <table:table-cell/>
        </table:table-row>
        <table:table-row table:style-name="ro1">
          <table:table-cell office:value-type="string" calcext:value-type="string">
            <text:p>Andrew Doyle , FG Count 10 elected</text:p>
          </table:table-cell>
          <table:table-cell/>
        </table:table-row>
        <table:table-row table:style-name="ro1">
          <table:table-cell office:value-type="string" calcext:value-type="string">
            <text:p>+742 10394</text:p>
          </table:table-cell>
          <table:table-cell/>
        </table:table-row>
        <table:table-row table:style-name="ro1">
          <table:table-cell office:value-type="string" calcext:value-type="string">
            <text:p>Pat Casey , FF Count 10 elected</text:p>
          </table:table-cell>
          <table:table-cell/>
        </table:table-row>
        <table:table-row table:style-name="ro1">
          <table:table-cell office:value-type="string" calcext:value-type="string">
            <text:p>+1046 10260</text:p>
          </table:table-cell>
          <table:table-cell/>
        </table:table-row>
        <table:table-row table:style-name="ro1">
          <table:table-cell office:value-type="string" calcext:value-type="string">
            <text:p>Billy Timmins , RN excluded</text:p>
          </table:table-cell>
          <table:table-cell/>
        </table:table-row>
        <table:table-row table:style-name="ro1">
          <table:table-cell office:value-type="string" calcext:value-type="string">
            <text:p>+1080 8359</text:p>
          </table:table-cell>
          <table:table-cell/>
        </table:table-row>
        <table:table-row table:style-name="ro1">
          <table:table-cell office:value-type="string" calcext:value-type="string">
            <text:p>Joe Behan , IND excluded</text:p>
          </table:table-cell>
          <table:table-cell/>
        </table:table-row>
        <table:table-row table:style-name="ro1">
          <table:table-cell office:value-type="float" office:value="-5218" calcext:value-type="float">
            <text:p>-5218</text:p>
          </table:table-cell>
          <table:table-cell/>
        </table:table-row>
        <table:table-row table:style-name="ro1">
          <table:table-cell office:value-type="string" calcext:value-type="string">
            <text:p>Anne Ferris , LAB excluded</text:p>
          </table:table-cell>
          <table:table-cell/>
        </table:table-row>
        <table:table-row table:style-name="ro1">
          <table:table-cell office:value-type="string" calcext:value-type="string">
            <text:p>Jennifer Cuffe , FF excluded</text:p>
          </table:table-cell>
          <table:table-cell/>
        </table:table-row>
        <table:table-row table:style-name="ro1">
          <table:table-cell office:value-type="string" calcext:value-type="string">
            <text:p>Avril Cronin , FG excluded</text:p>
          </table:table-cell>
          <table:table-cell/>
        </table:table-row>
        <table:table-row table:style-name="ro1">
          <table:table-cell office:value-type="string" calcext:value-type="string">
            <text:p>Sharon Briggs , AAA-PBP excluded</text:p>
          </table:table-cell>
          <table:table-cell/>
        </table:table-row>
        <table:table-row table:style-name="ro1">
          <table:table-cell office:value-type="string" calcext:value-type="string">
            <text:p>Steven Matthews , GP excluded</text:p>
          </table:table-cell>
          <table:table-cell/>
        </table:table-row>
        <table:table-row table:style-name="ro1">
          <table:table-cell office:value-type="string" calcext:value-type="string">
            <text:p>Anna Doyle , AAA-PBP excluded</text:p>
          </table:table-cell>
          <table:table-cell/>
        </table:table-row>
        <table:table-row table:style-name="ro1">
          <table:table-cell office:value-type="string" calcext:value-type="string">
            <text:p>Charlie Keddy , IND excluded</text:p>
          </table:table-cell>
          <table:table-cell/>
        </table:table-row>
        <table:table-row table:style-name="ro1">
          <table:table-cell office:value-type="string" calcext:value-type="string">
            <text:p>Katrina Hutchinson , DDI excluded</text:p>
          </table:table-cell>
          <table:table-cell/>
        </table:table-row>
        <table:table-row table:style-name="ro1">
          <table:table-cell office:value-type="string" calcext:value-type="string">
            <text:p>Bob Kearns , IND excluded 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112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8">00/00/0000</text:date>, <text:time style:data-style-name="N2" text:time-value="14:18:19.82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1T12:11:32.062000000</meta:creation-date>
    <dc:date>2016-04-08T15:50:13.544000000</dc:date>
    <meta:editing-duration>PT9H51M54S</meta:editing-duration>
    <meta:editing-cycles>290</meta:editing-cycles>
    <meta:generator>LibreOffice/5.1.0.3$Windows_x86 LibreOffice_project/5e3e00a007d9b3b6efb6797a8b8e57b51ab1f737</meta:generator>
    <meta:document-statistic meta:table-count="40" meta:cell-count="2408" meta:object-count="0"/>
  </office:meta>
</office:document-meta>
</file>